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03"/>
    <style:style style:name="ce20" style:family="table-cell" style:parent-style-name="Default" style:data-style-name="N10121"/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3"/>
        <table:table-column table:style-name="co1" table:default-cell-style-name="ce20"/>
        <table:table-column table:style-name="co1" table:number-columns-repeated="2" table:default-cell-style-name="Default"/>
        <table:table-column table:style-name="co1" table:number-columns-repeated="3" table:default-cell-style-name="ce13"/>
        <table:table-column table:style-name="co1" table:default-cell-style-name="ce20"/>
        <table:table-column table:style-name="co1" table:number-columns-repeated="2" table:default-cell-style-name="Default"/>
        <table:table-column table:style-name="co1" table:number-columns-repeated="3" table:default-cell-style-name="ce13"/>
        <table:table-column table:style-name="co1" table:default-cell-style-name="ce2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Depth = 10, debug flags</text:p>
          </table:table-cell>
          <table:covered-table-cell table:number-columns-repeated="4" table:style-name="Default"/>
          <table:covered-table-cell table:number-columns-repeated="2"/>
          <table:covered-table-cell table:number-columns-repeated="4" table:style-name="Default"/>
          <table:covered-table-cell table:number-columns-repeated="2"/>
          <table:covered-table-cell table:number-columns-repeated="4" table:style-name="Default"/>
          <table:covered-table-cell table:number-columns-repeated="6"/>
        </table:table-row>
        <table:table-row table:style-name="ro1">
          <table:table-cell table:style-name="ce5" office:value-type="string" calcext:value-type="string" table:number-columns-spanned="5" table:number-rows-spanned="1">
            <text:p>min anapoda max anapoda</text:p>
          </table:table-cell>
          <table:covered-table-cell table:number-columns-repeated="4" table:style-name="Default"/>
          <table:table-cell/>
          <table:table-cell table:style-name="ce5" office:value-type="string" calcext:value-type="string" table:number-columns-spanned="5" table:number-rows-spanned="1">
            <text:p>min anapoda max kanonika</text:p>
          </table:table-cell>
          <table:covered-table-cell table:number-columns-repeated="4" table:style-name="Default"/>
          <table:table-cell/>
          <table:table-cell table:style-name="ce5" office:value-type="string" calcext:value-type="string" table:number-columns-spanned="5" table:number-rows-spanned="1">
            <text:p>min kanonika max anapoda</text:p>
          </table:table-cell>
          <table:covered-table-cell table:number-columns-repeated="4" table:style-name="Default"/>
          <table:table-cell/>
          <table:table-cell table:style-name="ce5" office:value-type="string" calcext:value-type="string" table:number-columns-spanned="5" table:number-rows-spanned="1">
            <text:p>min kanonika max kanonik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656" calcext:value-type="float">
            <text:p>351,656</text:p>
          </table:table-cell>
          <table:table-cell office:value-type="float" office:value="1498734" calcext:value-type="float">
            <text:p>1,498,734</text:p>
          </table:table-cell>
          <table:table-cell table:formula="of:=[.B4]+[.C4]" office:value-type="float" office:value="1850390" calcext:value-type="float">
            <text:p>1,850,390</text:p>
          </table:table-cell>
          <table:table-cell office:value-type="float" office:value="2.23176" calcext:value-type="float">
            <text:p>2.2317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2832" calcext:value-type="float">
            <text:p>942,832</text:p>
          </table:table-cell>
          <table:table-cell office:value-type="float" office:value="2955114" calcext:value-type="float">
            <text:p>2,955,114</text:p>
          </table:table-cell>
          <table:table-cell table:formula="of:=[.H4]+[.I4]" office:value-type="float" office:value="3897946" calcext:value-type="float">
            <text:p>3,897,946</text:p>
          </table:table-cell>
          <table:table-cell office:value-type="float" office:value="5.136495" calcext:value-type="float">
            <text:p>5.136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8805" calcext:value-type="float">
            <text:p>378,805</text:p>
          </table:table-cell>
          <table:table-cell office:value-type="float" office:value="1903188" calcext:value-type="float">
            <text:p>1,903,188</text:p>
          </table:table-cell>
          <table:table-cell table:formula="of:=[.N4]+[.O4]" office:value-type="float" office:value="2281993" calcext:value-type="float">
            <text:p>2,281,993</text:p>
          </table:table-cell>
          <table:table-cell office:value-type="float" office:value="2.709068" calcext:value-type="float">
            <text:p>2.709068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13" office:value-type="float" office:value="13810839" calcext:value-type="float">
            <text:p>13,810,839</text:p>
          </table:table-cell>
          <table:table-cell table:style-name="ce13" office:value-type="float" office:value="132448111" calcext:value-type="float">
            <text:p>132,448,111</text:p>
          </table:table-cell>
          <table:table-cell table:style-name="ce13" table:formula="of:=[.T4]+[.U4]" office:value-type="float" office:value="146258950" calcext:value-type="float">
            <text:p>146,258,950</text:p>
          </table:table-cell>
          <table:table-cell table:style-name="ce20" office:value-type="float" office:value="116.349821" calcext:value-type="float">
            <text:p>116.349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0152" calcext:value-type="float">
            <text:p>490,152</text:p>
          </table:table-cell>
          <table:table-cell office:value-type="float" office:value="1930250" calcext:value-type="float">
            <text:p>1,930,250</text:p>
          </table:table-cell>
          <table:table-cell table:formula="of:=[.B5]+[.C5]" office:value-type="float" office:value="2420402" calcext:value-type="float">
            <text:p>2,420,402</text:p>
          </table:table-cell>
          <table:table-cell office:value-type="float" office:value="3.027015" calcext:value-type="float">
            <text:p>3.0270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61306" calcext:value-type="float">
            <text:p>1,861,306</text:p>
          </table:table-cell>
          <table:table-cell office:value-type="float" office:value="5568509" calcext:value-type="float">
            <text:p>5,568,509</text:p>
          </table:table-cell>
          <table:table-cell table:formula="of:=[.H5]+[.I5]" office:value-type="float" office:value="7429815" calcext:value-type="float">
            <text:p>7,429,815</text:p>
          </table:table-cell>
          <table:table-cell office:value-type="float" office:value="10.067566" calcext:value-type="float">
            <text:p>10.0675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7830" calcext:value-type="float">
            <text:p>607,830</text:p>
          </table:table-cell>
          <table:table-cell office:value-type="float" office:value="3145448" calcext:value-type="float">
            <text:p>3,145,448</text:p>
          </table:table-cell>
          <table:table-cell table:formula="of:=[.N5]+[.O5]" office:value-type="float" office:value="3753278" calcext:value-type="float">
            <text:p>3,753,278</text:p>
          </table:table-cell>
          <table:table-cell office:value-type="float" office:value="4.71125" calcext:value-type="float">
            <text:p>4.711250</text:p>
          </table:table-cell>
          <table:table-cell table:number-columns-repeated="3"/>
          <table:table-cell table:style-name="ce13" table:number-columns-repeated="2"/>
          <table:table-cell table:style-name="ce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8005" calcext:value-type="float">
            <text:p>368,005</text:p>
          </table:table-cell>
          <table:table-cell office:value-type="float" office:value="1264236" calcext:value-type="float">
            <text:p>1,264,236</text:p>
          </table:table-cell>
          <table:table-cell table:formula="of:=[.B6]+[.C6]" office:value-type="float" office:value="1632241" calcext:value-type="float">
            <text:p>1,632,241</text:p>
          </table:table-cell>
          <table:table-cell office:value-type="float" office:value="2.101843" calcext:value-type="float">
            <text:p>2.1018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71446" calcext:value-type="float">
            <text:p>5,171,446</text:p>
          </table:table-cell>
          <table:table-cell office:value-type="float" office:value="16868324" calcext:value-type="float">
            <text:p>16,868,324</text:p>
          </table:table-cell>
          <table:table-cell table:formula="of:=[.H6]+[.I6]" office:value-type="float" office:value="22039770" calcext:value-type="float">
            <text:p>22,039,770</text:p>
          </table:table-cell>
          <table:table-cell office:value-type="float" office:value="28.208146" calcext:value-type="float">
            <text:p>28.2081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9487" calcext:value-type="float">
            <text:p>799,487</text:p>
          </table:table-cell>
          <table:table-cell office:value-type="float" office:value="4139374" calcext:value-type="float">
            <text:p>4,139,374</text:p>
          </table:table-cell>
          <table:table-cell table:formula="of:=[.N6]+[.O6]" office:value-type="float" office:value="4938861" calcext:value-type="float">
            <text:p>4,938,861</text:p>
          </table:table-cell>
          <table:table-cell office:value-type="float" office:value="6.19674" calcext:value-type="float">
            <text:p>6.196740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8604" calcext:value-type="float">
            <text:p>488,604</text:p>
          </table:table-cell>
          <table:table-cell office:value-type="float" office:value="1922228" calcext:value-type="float">
            <text:p>1,922,228</text:p>
          </table:table-cell>
          <table:table-cell table:formula="of:=[.B7]+[.C7]" office:value-type="float" office:value="2410832" calcext:value-type="float">
            <text:p>2,410,832</text:p>
          </table:table-cell>
          <table:table-cell office:value-type="float" office:value="3.036929" calcext:value-type="float">
            <text:p>3.0369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33786" calcext:value-type="float">
            <text:p>2,733,786</text:p>
          </table:table-cell>
          <table:table-cell office:value-type="float" office:value="9669716" calcext:value-type="float">
            <text:p>9,669,716</text:p>
          </table:table-cell>
          <table:table-cell table:formula="of:=[.H7]+[.I7]" office:value-type="float" office:value="12403502" calcext:value-type="float">
            <text:p>12,403,502</text:p>
          </table:table-cell>
          <table:table-cell office:value-type="float" office:value="15.295098" calcext:value-type="float">
            <text:p>15.2950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3588" calcext:value-type="float">
            <text:p>333,588</text:p>
          </table:table-cell>
          <table:table-cell office:value-type="float" office:value="1477255" calcext:value-type="float">
            <text:p>1,477,255</text:p>
          </table:table-cell>
          <table:table-cell table:formula="of:=[.N7]+[.O7]" office:value-type="float" office:value="1810843" calcext:value-type="float">
            <text:p>1,810,843</text:p>
          </table:table-cell>
          <table:table-cell office:value-type="float" office:value="2.272724" calcext:value-type="float">
            <text:p>2.272724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9392" calcext:value-type="float">
            <text:p>619,392</text:p>
          </table:table-cell>
          <table:table-cell office:value-type="float" office:value="2470286" calcext:value-type="float">
            <text:p>2,470,286</text:p>
          </table:table-cell>
          <table:table-cell table:formula="of:=[.B8]+[.C8]" office:value-type="float" office:value="3089678" calcext:value-type="float">
            <text:p>3,089,678</text:p>
          </table:table-cell>
          <table:table-cell office:value-type="float" office:value="3.667151" calcext:value-type="float">
            <text:p>3.6671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21744" calcext:value-type="float">
            <text:p>3,521,744</text:p>
          </table:table-cell>
          <table:table-cell office:value-type="float" office:value="11503121" calcext:value-type="float">
            <text:p>11,503,121</text:p>
          </table:table-cell>
          <table:table-cell table:formula="of:=[.H8]+[.I8]" office:value-type="float" office:value="15024865" calcext:value-type="float">
            <text:p>15,024,865</text:p>
          </table:table-cell>
          <table:table-cell office:value-type="float" office:value="19.201443" calcext:value-type="float">
            <text:p>19.2014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1351" calcext:value-type="float">
            <text:p>591,351</text:p>
          </table:table-cell>
          <table:table-cell office:value-type="float" office:value="2560440" calcext:value-type="float">
            <text:p>2,560,440</text:p>
          </table:table-cell>
          <table:table-cell table:formula="of:=[.N8]+[.O8]" office:value-type="float" office:value="3151791" calcext:value-type="float">
            <text:p>3,151,791</text:p>
          </table:table-cell>
          <table:table-cell office:value-type="float" office:value="3.747298" calcext:value-type="float">
            <text:p>3.747298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5592" calcext:value-type="float">
            <text:p>515,592</text:p>
          </table:table-cell>
          <table:table-cell office:value-type="float" office:value="2341525" calcext:value-type="float">
            <text:p>2,341,525</text:p>
          </table:table-cell>
          <table:table-cell table:formula="of:=[.B9]+[.C9]" office:value-type="float" office:value="2857117" calcext:value-type="float">
            <text:p>2,857,117</text:p>
          </table:table-cell>
          <table:table-cell office:value-type="float" office:value="3.229023" calcext:value-type="float">
            <text:p>3.2290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18812" calcext:value-type="float">
            <text:p>1,018,812</text:p>
          </table:table-cell>
          <table:table-cell office:value-type="float" office:value="4339332" calcext:value-type="float">
            <text:p>4,339,332</text:p>
          </table:table-cell>
          <table:table-cell table:formula="of:=[.H9]+[.I9]" office:value-type="float" office:value="5358144" calcext:value-type="float">
            <text:p>5,358,144</text:p>
          </table:table-cell>
          <table:table-cell office:value-type="float" office:value="6.292773" calcext:value-type="float">
            <text:p>6.2927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07473" calcext:value-type="float">
            <text:p>707,473</text:p>
          </table:table-cell>
          <table:table-cell office:value-type="float" office:value="2770086" calcext:value-type="float">
            <text:p>2,770,086</text:p>
          </table:table-cell>
          <table:table-cell table:formula="of:=[.N9]+[.O9]" office:value-type="float" office:value="3477559" calcext:value-type="float">
            <text:p>3,477,559</text:p>
          </table:table-cell>
          <table:table-cell office:value-type="float" office:value="4.762529" calcext:value-type="float">
            <text:p>4.762529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6413" calcext:value-type="float">
            <text:p>516,413</text:p>
          </table:table-cell>
          <table:table-cell office:value-type="float" office:value="1967117" calcext:value-type="float">
            <text:p>1,967,117</text:p>
          </table:table-cell>
          <table:table-cell table:formula="of:=[.B10]+[.C10]" office:value-type="float" office:value="2483530" calcext:value-type="float">
            <text:p>2,483,530</text:p>
          </table:table-cell>
          <table:table-cell office:value-type="float" office:value="3.122846" calcext:value-type="float">
            <text:p>3.1228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82453" calcext:value-type="float">
            <text:p>2,382,453</text:p>
          </table:table-cell>
          <table:table-cell office:value-type="float" office:value="9710306" calcext:value-type="float">
            <text:p>9,710,306</text:p>
          </table:table-cell>
          <table:table-cell table:formula="of:=[.H10]+[.I10]" office:value-type="float" office:value="12092759" calcext:value-type="float">
            <text:p>12,092,759</text:p>
          </table:table-cell>
          <table:table-cell office:value-type="float" office:value="15.1068" calcext:value-type="float">
            <text:p>15.1068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82567" calcext:value-type="float">
            <text:p>1,082,567</text:p>
          </table:table-cell>
          <table:table-cell office:value-type="float" office:value="4221887" calcext:value-type="float">
            <text:p>4,221,887</text:p>
          </table:table-cell>
          <table:table-cell table:formula="of:=[.N10]+[.O10]" office:value-type="float" office:value="5304454" calcext:value-type="float">
            <text:p>5,304,454</text:p>
          </table:table-cell>
          <table:table-cell office:value-type="float" office:value="7.570905" calcext:value-type="float">
            <text:p>7.570905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5803" calcext:value-type="float">
            <text:p>435,803</text:p>
          </table:table-cell>
          <table:table-cell office:value-type="float" office:value="1426690" calcext:value-type="float">
            <text:p>1,426,690</text:p>
          </table:table-cell>
          <table:table-cell table:formula="of:=[.B11]+[.C11]" office:value-type="float" office:value="1862493" calcext:value-type="float">
            <text:p>1,862,493</text:p>
          </table:table-cell>
          <table:table-cell office:value-type="float" office:value="2.500579" calcext:value-type="float">
            <text:p>2.5005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87482" calcext:value-type="float">
            <text:p>3,487,482</text:p>
          </table:table-cell>
          <table:table-cell office:value-type="float" office:value="15023467" calcext:value-type="float">
            <text:p>15,023,467</text:p>
          </table:table-cell>
          <table:table-cell table:formula="of:=[.H11]+[.I11]" office:value-type="float" office:value="18510949" calcext:value-type="float">
            <text:p>18,510,949</text:p>
          </table:table-cell>
          <table:table-cell office:value-type="float" office:value="21.632196" calcext:value-type="float">
            <text:p>21.6321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87749" calcext:value-type="float">
            <text:p>1,787,749</text:p>
          </table:table-cell>
          <table:table-cell office:value-type="float" office:value="7196885" calcext:value-type="float">
            <text:p>7,196,885</text:p>
          </table:table-cell>
          <table:table-cell table:formula="of:=[.N11]+[.O11]" office:value-type="float" office:value="8984634" calcext:value-type="float">
            <text:p>8,984,634</text:p>
          </table:table-cell>
          <table:table-cell office:value-type="float" office:value="12.303468" calcext:value-type="float">
            <text:p>12.303468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6763" calcext:value-type="float">
            <text:p>446,763</text:p>
          </table:table-cell>
          <table:table-cell office:value-type="float" office:value="1523484" calcext:value-type="float">
            <text:p>1,523,484</text:p>
          </table:table-cell>
          <table:table-cell table:formula="of:=[.B12]+[.C12]" office:value-type="float" office:value="1970247" calcext:value-type="float">
            <text:p>1,970,247</text:p>
          </table:table-cell>
          <table:table-cell office:value-type="float" office:value="2.580867" calcext:value-type="float">
            <text:p>2.5808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52789" calcext:value-type="float">
            <text:p>4,552,789</text:p>
          </table:table-cell>
          <table:table-cell office:value-type="float" office:value="19725201" calcext:value-type="float">
            <text:p>19,725,201</text:p>
          </table:table-cell>
          <table:table-cell table:formula="of:=[.H12]+[.I12]" office:value-type="float" office:value="24277990" calcext:value-type="float">
            <text:p>24,277,990</text:p>
          </table:table-cell>
          <table:table-cell office:value-type="float" office:value="28.934789" calcext:value-type="float">
            <text:p>28.9347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7200" calcext:value-type="float">
            <text:p>827,200</text:p>
          </table:table-cell>
          <table:table-cell office:value-type="float" office:value="3839229" calcext:value-type="float">
            <text:p>3,839,229</text:p>
          </table:table-cell>
          <table:table-cell table:formula="of:=[.N12]+[.O12]" office:value-type="float" office:value="4666429" calcext:value-type="float">
            <text:p>4,666,429</text:p>
          </table:table-cell>
          <table:table-cell office:value-type="float" office:value="5.934578" calcext:value-type="float">
            <text:p>5.934578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322" calcext:value-type="float">
            <text:p>238,322</text:p>
          </table:table-cell>
          <table:table-cell office:value-type="float" office:value="851300" calcext:value-type="float">
            <text:p>851,300</text:p>
          </table:table-cell>
          <table:table-cell table:formula="of:=[.B13]+[.C13]" office:value-type="float" office:value="1089622" calcext:value-type="float">
            <text:p>1,089,622</text:p>
          </table:table-cell>
          <table:table-cell office:value-type="float" office:value="1.394188" calcext:value-type="float">
            <text:p>1.3941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54583" calcext:value-type="float">
            <text:p>3,654,583</text:p>
          </table:table-cell>
          <table:table-cell office:value-type="float" office:value="14212449" calcext:value-type="float">
            <text:p>14,212,449</text:p>
          </table:table-cell>
          <table:table-cell table:formula="of:=[.H13]+[.I13]" office:value-type="float" office:value="17867032" calcext:value-type="float">
            <text:p>17,867,032</text:p>
          </table:table-cell>
          <table:table-cell office:value-type="float" office:value="22.583739" calcext:value-type="float">
            <text:p>22.5837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754" calcext:value-type="float">
            <text:p>31,754</text:p>
          </table:table-cell>
          <table:table-cell office:value-type="float" office:value="92970" calcext:value-type="float">
            <text:p>92,970</text:p>
          </table:table-cell>
          <table:table-cell table:formula="of:=[.N13]+[.O13]" office:value-type="float" office:value="124724" calcext:value-type="float">
            <text:p>124,724</text:p>
          </table:table-cell>
          <table:table-cell office:value-type="float" office:value="0.165705" calcext:value-type="float">
            <text:p>0.165705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2531" calcext:value-type="float">
            <text:p>852,531</text:p>
          </table:table-cell>
          <table:table-cell office:value-type="float" office:value="3105189" calcext:value-type="float">
            <text:p>3,105,189</text:p>
          </table:table-cell>
          <table:table-cell table:formula="of:=[.B14]+[.C14]" office:value-type="float" office:value="3957720" calcext:value-type="float">
            <text:p>3,957,720</text:p>
          </table:table-cell>
          <table:table-cell office:value-type="float" office:value="5.044614" calcext:value-type="float">
            <text:p>5.0446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55615" calcext:value-type="float">
            <text:p>1,955,615</text:p>
          </table:table-cell>
          <table:table-cell office:value-type="float" office:value="6715553" calcext:value-type="float">
            <text:p>6,715,553</text:p>
          </table:table-cell>
          <table:table-cell table:formula="of:=[.H14]+[.I14]" office:value-type="float" office:value="8671168" calcext:value-type="float">
            <text:p>8,671,168</text:p>
          </table:table-cell>
          <table:table-cell office:value-type="float" office:value="11.909774" calcext:value-type="float">
            <text:p>11.9097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21901" calcext:value-type="float">
            <text:p>3,221,901</text:p>
          </table:table-cell>
          <table:table-cell office:value-type="float" office:value="14494029" calcext:value-type="float">
            <text:p>14,494,029</text:p>
          </table:table-cell>
          <table:table-cell table:formula="of:=[.N14]+[.O14]" office:value-type="float" office:value="17715930" calcext:value-type="float">
            <text:p>17,715,930</text:p>
          </table:table-cell>
          <table:table-cell office:value-type="float" office:value="19.942115" calcext:value-type="float">
            <text:p>19.942115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971" calcext:value-type="float">
            <text:p>190,971</text:p>
          </table:table-cell>
          <table:table-cell office:value-type="float" office:value="678559" calcext:value-type="float">
            <text:p>678,559</text:p>
          </table:table-cell>
          <table:table-cell table:formula="of:=[.B15]+[.C15]" office:value-type="float" office:value="869530" calcext:value-type="float">
            <text:p>869,530</text:p>
          </table:table-cell>
          <table:table-cell office:value-type="float" office:value="1.117555" calcext:value-type="float">
            <text:p>1.1175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8151" calcext:value-type="float">
            <text:p>528,151</text:p>
          </table:table-cell>
          <table:table-cell office:value-type="float" office:value="1704786" calcext:value-type="float">
            <text:p>1,704,786</text:p>
          </table:table-cell>
          <table:table-cell table:formula="of:=[.H15]+[.I15]" office:value-type="float" office:value="2232937" calcext:value-type="float">
            <text:p>2,232,937</text:p>
          </table:table-cell>
          <table:table-cell office:value-type="float" office:value="3.555489" calcext:value-type="float">
            <text:p>3.5554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05359" calcext:value-type="float">
            <text:p>3,205,359</text:p>
          </table:table-cell>
          <table:table-cell office:value-type="float" office:value="10976720" calcext:value-type="float">
            <text:p>10,976,720</text:p>
          </table:table-cell>
          <table:table-cell table:formula="of:=[.N15]+[.O15]" office:value-type="float" office:value="14182079" calcext:value-type="float">
            <text:p>14,182,079</text:p>
          </table:table-cell>
          <table:table-cell office:value-type="float" office:value="17.858053" calcext:value-type="float">
            <text:p>17.858053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923" calcext:value-type="float">
            <text:p>350,923</text:p>
          </table:table-cell>
          <table:table-cell office:value-type="float" office:value="1243173" calcext:value-type="float">
            <text:p>1,243,173</text:p>
          </table:table-cell>
          <table:table-cell table:formula="of:=[.B16]+[.C16]" office:value-type="float" office:value="1594096" calcext:value-type="float">
            <text:p>1,594,096</text:p>
          </table:table-cell>
          <table:table-cell office:value-type="float" office:value="2.07854" calcext:value-type="float">
            <text:p>2.0785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1492" calcext:value-type="float">
            <text:p>331,492</text:p>
          </table:table-cell>
          <table:table-cell office:value-type="float" office:value="1058385" calcext:value-type="float">
            <text:p>1,058,385</text:p>
          </table:table-cell>
          <table:table-cell table:formula="of:=[.H16]+[.I16]" office:value-type="float" office:value="1389877" calcext:value-type="float">
            <text:p>1,389,877</text:p>
          </table:table-cell>
          <table:table-cell office:value-type="float" office:value="1.792671" calcext:value-type="float">
            <text:p>1.7926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115307" calcext:value-type="float">
            <text:p>5,115,307</text:p>
          </table:table-cell>
          <table:table-cell office:value-type="float" office:value="18179719" calcext:value-type="float">
            <text:p>18,179,719</text:p>
          </table:table-cell>
          <table:table-cell table:formula="of:=[.N16]+[.O16]" office:value-type="float" office:value="23295026" calcext:value-type="float">
            <text:p>23,295,026</text:p>
          </table:table-cell>
          <table:table-cell office:value-type="float" office:value="27.763482" calcext:value-type="float">
            <text:p>27.763482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6256" calcext:value-type="float">
            <text:p>306,256</text:p>
          </table:table-cell>
          <table:table-cell office:value-type="float" office:value="1036552" calcext:value-type="float">
            <text:p>1,036,552</text:p>
          </table:table-cell>
          <table:table-cell table:formula="of:=[.B17]+[.C17]" office:value-type="float" office:value="1342808" calcext:value-type="float">
            <text:p>1,342,808</text:p>
          </table:table-cell>
          <table:table-cell office:value-type="float" office:value="1.811071" calcext:value-type="float">
            <text:p>1.8110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07507" calcext:value-type="float">
            <text:p>1,907,507</text:p>
          </table:table-cell>
          <table:table-cell office:value-type="float" office:value="6945335" calcext:value-type="float">
            <text:p>6,945,335</text:p>
          </table:table-cell>
          <table:table-cell table:formula="of:=[.H17]+[.I17]" office:value-type="float" office:value="8852842" calcext:value-type="float">
            <text:p>8,852,842</text:p>
          </table:table-cell>
          <table:table-cell office:value-type="float" office:value="11.138501" calcext:value-type="float">
            <text:p>11.1385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56119" calcext:value-type="float">
            <text:p>2,656,119</text:p>
          </table:table-cell>
          <table:table-cell office:value-type="float" office:value="8043162" calcext:value-type="float">
            <text:p>8,043,162</text:p>
          </table:table-cell>
          <table:table-cell table:formula="of:=[.N17]+[.O17]" office:value-type="float" office:value="10699281" calcext:value-type="float">
            <text:p>10,699,281</text:p>
          </table:table-cell>
          <table:table-cell office:value-type="float" office:value="14.264778" calcext:value-type="float">
            <text:p>14.264778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1403" calcext:value-type="float">
            <text:p>301,403</text:p>
          </table:table-cell>
          <table:table-cell office:value-type="float" office:value="1024898" calcext:value-type="float">
            <text:p>1,024,898</text:p>
          </table:table-cell>
          <table:table-cell table:formula="of:=[.B18]+[.C18]" office:value-type="float" office:value="1326301" calcext:value-type="float">
            <text:p>1,326,301</text:p>
          </table:table-cell>
          <table:table-cell office:value-type="float" office:value="1.739695" calcext:value-type="float">
            <text:p>1.7396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21330" calcext:value-type="float">
            <text:p>2,321,330</text:p>
          </table:table-cell>
          <table:table-cell office:value-type="float" office:value="8523422" calcext:value-type="float">
            <text:p>8,523,422</text:p>
          </table:table-cell>
          <table:table-cell table:formula="of:=[.H18]+[.I18]" office:value-type="float" office:value="10844752" calcext:value-type="float">
            <text:p>10,844,752</text:p>
          </table:table-cell>
          <table:table-cell office:value-type="float" office:value="13.810242" calcext:value-type="float">
            <text:p>13.8102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27401" calcext:value-type="float">
            <text:p>1,827,401</text:p>
          </table:table-cell>
          <table:table-cell office:value-type="float" office:value="5367074" calcext:value-type="float">
            <text:p>5,367,074</text:p>
          </table:table-cell>
          <table:table-cell table:formula="of:=[.N18]+[.O18]" office:value-type="float" office:value="7194475" calcext:value-type="float">
            <text:p>7,194,475</text:p>
          </table:table-cell>
          <table:table-cell office:value-type="float" office:value="9.303961" calcext:value-type="float">
            <text:p>9.303961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924" calcext:value-type="float">
            <text:p>176,924</text:p>
          </table:table-cell>
          <table:table-cell office:value-type="float" office:value="620511" calcext:value-type="float">
            <text:p>620,511</text:p>
          </table:table-cell>
          <table:table-cell table:formula="of:=[.B19]+[.C19]" office:value-type="float" office:value="797435" calcext:value-type="float">
            <text:p>797,435</text:p>
          </table:table-cell>
          <table:table-cell office:value-type="float" office:value="0.977489" calcext:value-type="float">
            <text:p>0.9774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60835" calcext:value-type="float">
            <text:p>1,860,835</text:p>
          </table:table-cell>
          <table:table-cell office:value-type="float" office:value="7817464" calcext:value-type="float">
            <text:p>7,817,464</text:p>
          </table:table-cell>
          <table:table-cell table:formula="of:=[.H19]+[.I19]" office:value-type="float" office:value="9678299" calcext:value-type="float">
            <text:p>9,678,299</text:p>
          </table:table-cell>
          <table:table-cell office:value-type="float" office:value="11.423754" calcext:value-type="float">
            <text:p>11.4237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77608" calcext:value-type="float">
            <text:p>1,577,608</text:p>
          </table:table-cell>
          <table:table-cell office:value-type="float" office:value="4515939" calcext:value-type="float">
            <text:p>4,515,939</text:p>
          </table:table-cell>
          <table:table-cell table:formula="of:=[.N19]+[.O19]" office:value-type="float" office:value="6093547" calcext:value-type="float">
            <text:p>6,093,547</text:p>
          </table:table-cell>
          <table:table-cell office:value-type="float" office:value="8.07132" calcext:value-type="float">
            <text:p>8.071320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5960" calcext:value-type="float">
            <text:p>135,960</text:p>
          </table:table-cell>
          <table:table-cell office:value-type="float" office:value="482206" calcext:value-type="float">
            <text:p>482,206</text:p>
          </table:table-cell>
          <table:table-cell table:formula="of:=[.B20]+[.C20]" office:value-type="float" office:value="618166" calcext:value-type="float">
            <text:p>618,166</text:p>
          </table:table-cell>
          <table:table-cell office:value-type="float" office:value="0.757351" calcext:value-type="float">
            <text:p>0.7573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24522" calcext:value-type="float">
            <text:p>3,324,522</text:p>
          </table:table-cell>
          <table:table-cell office:value-type="float" office:value="13671626" calcext:value-type="float">
            <text:p>13,671,626</text:p>
          </table:table-cell>
          <table:table-cell table:formula="of:=[.H20]+[.I20]" office:value-type="float" office:value="16996148" calcext:value-type="float">
            <text:p>16,996,148</text:p>
          </table:table-cell>
          <table:table-cell office:value-type="float" office:value="19.805514" calcext:value-type="float">
            <text:p>19.8055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5701" calcext:value-type="float">
            <text:p>355,701</text:p>
          </table:table-cell>
          <table:table-cell office:value-type="float" office:value="857757" calcext:value-type="float">
            <text:p>857,757</text:p>
          </table:table-cell>
          <table:table-cell table:formula="of:=[.N20]+[.O20]" office:value-type="float" office:value="1213458" calcext:value-type="float">
            <text:p>1,213,458</text:p>
          </table:table-cell>
          <table:table-cell office:value-type="float" office:value="1.853217" calcext:value-type="float">
            <text:p>1.853217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6962" calcext:value-type="float">
            <text:p>676,962</text:p>
          </table:table-cell>
          <table:table-cell office:value-type="float" office:value="2045557" calcext:value-type="float">
            <text:p>2,045,557</text:p>
          </table:table-cell>
          <table:table-cell table:formula="of:=[.B21]+[.C21]" office:value-type="float" office:value="2722519" calcext:value-type="float">
            <text:p>2,722,519</text:p>
          </table:table-cell>
          <table:table-cell office:value-type="float" office:value="3.590439" calcext:value-type="float">
            <text:p>3.5904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56299" calcext:value-type="float">
            <text:p>1,856,299</text:p>
          </table:table-cell>
          <table:table-cell office:value-type="float" office:value="7779458" calcext:value-type="float">
            <text:p>7,779,458</text:p>
          </table:table-cell>
          <table:table-cell table:formula="of:=[.H21]+[.I21]" office:value-type="float" office:value="9635757" calcext:value-type="float">
            <text:p>9,635,757</text:p>
          </table:table-cell>
          <table:table-cell office:value-type="float" office:value="10.829989" calcext:value-type="float">
            <text:p>10.8299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6171" calcext:value-type="float">
            <text:p>556,171</text:p>
          </table:table-cell>
          <table:table-cell office:value-type="float" office:value="1473054" calcext:value-type="float">
            <text:p>1,473,054</text:p>
          </table:table-cell>
          <table:table-cell table:formula="of:=[.N21]+[.O21]" office:value-type="float" office:value="2029225" calcext:value-type="float">
            <text:p>2,029,225</text:p>
          </table:table-cell>
          <table:table-cell office:value-type="float" office:value="2.940706" calcext:value-type="float">
            <text:p>2.940706</text:p>
          </table:table-cell>
          <table:table-cell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1834" calcext:value-type="float">
            <text:p>711,834</text:p>
          </table:table-cell>
          <table:table-cell office:value-type="float" office:value="2214755" calcext:value-type="float">
            <text:p>2,214,755</text:p>
          </table:table-cell>
          <table:table-cell table:formula="of:=[.B22]+[.C22]" office:value-type="float" office:value="2926589" calcext:value-type="float">
            <text:p>2,926,589</text:p>
          </table:table-cell>
          <table:table-cell office:value-type="float" office:value="4.0282" calcext:value-type="float">
            <text:p>4.0282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0131" calcext:value-type="float">
            <text:p>100,131</text:p>
          </table:table-cell>
          <table:table-cell office:value-type="float" office:value="343013" calcext:value-type="float">
            <text:p>343,013</text:p>
          </table:table-cell>
          <table:table-cell table:formula="of:=[.H22]+[.I22]" office:value-type="float" office:value="443144" calcext:value-type="float">
            <text:p>443,144</text:p>
          </table:table-cell>
          <table:table-cell office:value-type="float" office:value="0.550488" calcext:value-type="float">
            <text:p>0.5504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2618" calcext:value-type="float">
            <text:p>362,618</text:p>
          </table:table-cell>
          <table:table-cell office:value-type="float" office:value="991345" calcext:value-type="float">
            <text:p>991,345</text:p>
          </table:table-cell>
          <table:table-cell table:formula="of:=[.N22]+[.O22]" office:value-type="float" office:value="1353963" calcext:value-type="float">
            <text:p>1,353,963</text:p>
          </table:table-cell>
          <table:table-cell table:style-name="Default" office:value-type="float" office:value="1.876333" calcext:value-type="float">
            <text:p>1.8763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4176" calcext:value-type="float">
            <text:p>914,176</text:p>
          </table:table-cell>
          <table:table-cell office:value-type="float" office:value="2786084" calcext:value-type="float">
            <text:p>2,786,084</text:p>
          </table:table-cell>
          <table:table-cell table:formula="of:=[.B23]+[.C23]" office:value-type="float" office:value="3700260" calcext:value-type="float">
            <text:p>3,700,260</text:p>
          </table:table-cell>
          <table:table-cell office:value-type="float" office:value="5.099821" calcext:value-type="float">
            <text:p>5.0998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81994" calcext:value-type="float">
            <text:p>1,881,994</text:p>
          </table:table-cell>
          <table:table-cell office:value-type="float" office:value="6955900" calcext:value-type="float">
            <text:p>6,955,900</text:p>
          </table:table-cell>
          <table:table-cell table:formula="of:=[.H23]+[.I23]" office:value-type="float" office:value="8837894" calcext:value-type="float">
            <text:p>8,837,894</text:p>
          </table:table-cell>
          <table:table-cell office:value-type="float" office:value="10.374595" calcext:value-type="float">
            <text:p>10.37459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8348" calcext:value-type="float">
            <text:p>498,348</text:p>
          </table:table-cell>
          <table:table-cell office:value-type="float" office:value="1283721" calcext:value-type="float">
            <text:p>1,283,721</text:p>
          </table:table-cell>
          <table:table-cell table:formula="of:=[.N23]+[.O23]" office:value-type="float" office:value="1782069" calcext:value-type="float">
            <text:p>1,782,069</text:p>
          </table:table-cell>
          <table:table-cell office:value-type="float" office:value="2.460803" calcext:value-type="float">
            <text:p>2.46080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0148" calcext:value-type="float">
            <text:p>850,148</text:p>
          </table:table-cell>
          <table:table-cell office:value-type="float" office:value="2720029" calcext:value-type="float">
            <text:p>2,720,029</text:p>
          </table:table-cell>
          <table:table-cell table:formula="of:=[.B24]+[.C24]" office:value-type="float" office:value="3570177" calcext:value-type="float">
            <text:p>3,570,177</text:p>
          </table:table-cell>
          <table:table-cell office:value-type="float" office:value="4.804596" calcext:value-type="float">
            <text:p>4.8045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43184" calcext:value-type="float">
            <text:p>1,243,184</text:p>
          </table:table-cell>
          <table:table-cell office:value-type="float" office:value="4111982" calcext:value-type="float">
            <text:p>4,111,982</text:p>
          </table:table-cell>
          <table:table-cell table:formula="of:=[.H24]+[.I24]" office:value-type="float" office:value="5355166" calcext:value-type="float">
            <text:p>5,355,166</text:p>
          </table:table-cell>
          <table:table-cell office:value-type="float" office:value="6.527648" calcext:value-type="float">
            <text:p>6.52764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0848" calcext:value-type="float">
            <text:p>320,848</text:p>
          </table:table-cell>
          <table:table-cell office:value-type="float" office:value="867321" calcext:value-type="float">
            <text:p>867,321</text:p>
          </table:table-cell>
          <table:table-cell table:formula="of:=[.N24]+[.O24]" office:value-type="float" office:value="1188169" calcext:value-type="float">
            <text:p>1,188,169</text:p>
          </table:table-cell>
          <table:table-cell office:value-type="float" office:value="1.646392" calcext:value-type="float">
            <text:p>1.64639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1469" calcext:value-type="float">
            <text:p>381,469</text:p>
          </table:table-cell>
          <table:table-cell office:value-type="float" office:value="1254060" calcext:value-type="float">
            <text:p>1,254,060</text:p>
          </table:table-cell>
          <table:table-cell table:formula="of:=[.B25]+[.C25]" office:value-type="float" office:value="1635529" calcext:value-type="float">
            <text:p>1,635,529</text:p>
          </table:table-cell>
          <table:table-cell office:value-type="float" office:value="2.117876" calcext:value-type="float">
            <text:p>2.1178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1023" calcext:value-type="float">
            <text:p>131,023</text:p>
          </table:table-cell>
          <table:table-cell office:value-type="float" office:value="297271" calcext:value-type="float">
            <text:p>297,271</text:p>
          </table:table-cell>
          <table:table-cell table:formula="of:=[.H25]+[.I25]" office:value-type="float" office:value="428294" calcext:value-type="float">
            <text:p>428,294</text:p>
          </table:table-cell>
          <table:table-cell office:value-type="float" office:value="0.619977" calcext:value-type="float">
            <text:p>0.61997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8577" calcext:value-type="float">
            <text:p>278,577</text:p>
          </table:table-cell>
          <table:table-cell office:value-type="float" office:value="829840" calcext:value-type="float">
            <text:p>829,840</text:p>
          </table:table-cell>
          <table:table-cell table:formula="of:=[.N25]+[.O25]" office:value-type="float" office:value="1108417" calcext:value-type="float">
            <text:p>1,108,417</text:p>
          </table:table-cell>
          <table:table-cell office:value-type="float" office:value="1.496094" calcext:value-type="float">
            <text:p>1.49609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196" calcext:value-type="float">
            <text:p>26,196</text:p>
          </table:table-cell>
          <table:table-cell office:value-type="float" office:value="62529" calcext:value-type="float">
            <text:p>62,529</text:p>
          </table:table-cell>
          <table:table-cell table:formula="of:=[.B26]+[.C26]" office:value-type="float" office:value="88725" calcext:value-type="float">
            <text:p>88,725</text:p>
          </table:table-cell>
          <table:table-cell office:value-type="float" office:value="0.11843" calcext:value-type="float">
            <text:p>0.1184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3012" calcext:value-type="float">
            <text:p>93,012</text:p>
          </table:table-cell>
          <table:table-cell office:value-type="float" office:value="252402" calcext:value-type="float">
            <text:p>252,402</text:p>
          </table:table-cell>
          <table:table-cell table:formula="of:=[.H26]+[.I26]" office:value-type="float" office:value="345414" calcext:value-type="float">
            <text:p>345,414</text:p>
          </table:table-cell>
          <table:table-cell office:value-type="float" office:value="0.416492" calcext:value-type="float">
            <text:p>0.41649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3123" calcext:value-type="float">
            <text:p>63,123</text:p>
          </table:table-cell>
          <table:table-cell office:value-type="float" office:value="144399" calcext:value-type="float">
            <text:p>144,399</text:p>
          </table:table-cell>
          <table:table-cell table:formula="of:=[.N26]+[.O26]" office:value-type="float" office:value="207522" calcext:value-type="float">
            <text:p>207,522</text:p>
          </table:table-cell>
          <table:table-cell office:value-type="float" office:value="0.30947" calcext:value-type="float">
            <text:p>0.30947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2341" calcext:value-type="float">
            <text:p>212,341</text:p>
          </table:table-cell>
          <table:table-cell office:value-type="float" office:value="497041" calcext:value-type="float">
            <text:p>497,041</text:p>
          </table:table-cell>
          <table:table-cell table:formula="of:=[.B27]+[.C27]" office:value-type="float" office:value="709382" calcext:value-type="float">
            <text:p>709,382</text:p>
          </table:table-cell>
          <table:table-cell office:value-type="float" office:value="0.931862" calcext:value-type="float">
            <text:p>0.9318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97030" calcext:value-type="float">
            <text:p>3,097,030</text:p>
          </table:table-cell>
          <table:table-cell office:value-type="float" office:value="9305758" calcext:value-type="float">
            <text:p>9,305,758</text:p>
          </table:table-cell>
          <table:table-cell table:formula="of:=[.H27]+[.I27]" office:value-type="float" office:value="12402788" calcext:value-type="float">
            <text:p>12,402,788</text:p>
          </table:table-cell>
          <table:table-cell office:value-type="float" office:value="14.265355" calcext:value-type="float">
            <text:p>14.2653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18526" calcext:value-type="float">
            <text:p>518,526</text:p>
          </table:table-cell>
          <table:table-cell office:value-type="float" office:value="1063504" calcext:value-type="float">
            <text:p>1,063,504</text:p>
          </table:table-cell>
          <table:table-cell table:formula="of:=[.N27]+[.O27]" office:value-type="float" office:value="1582030" calcext:value-type="float">
            <text:p>1,582,030</text:p>
          </table:table-cell>
          <table:table-cell office:value-type="float" office:value="2.484644" calcext:value-type="float">
            <text:p>2.48464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6397" calcext:value-type="float">
            <text:p>276,397</text:p>
          </table:table-cell>
          <table:table-cell office:value-type="float" office:value="688014" calcext:value-type="float">
            <text:p>688,014</text:p>
          </table:table-cell>
          <table:table-cell table:formula="of:=[.B28]+[.C28]" office:value-type="float" office:value="964411" calcext:value-type="float">
            <text:p>964,411</text:p>
          </table:table-cell>
          <table:table-cell office:value-type="float" office:value="1.230447" calcext:value-type="float">
            <text:p>1.2304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11131" calcext:value-type="float">
            <text:p>2,111,131</text:p>
          </table:table-cell>
          <table:table-cell office:value-type="float" office:value="6248554" calcext:value-type="float">
            <text:p>6,248,554</text:p>
          </table:table-cell>
          <table:table-cell table:formula="of:=[.H28]+[.I28]" office:value-type="float" office:value="8359685" calcext:value-type="float">
            <text:p>8,359,685</text:p>
          </table:table-cell>
          <table:table-cell office:value-type="float" office:value="10.047223" calcext:value-type="float">
            <text:p>10.0472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16556" calcext:value-type="float">
            <text:p>416,556</text:p>
          </table:table-cell>
          <table:table-cell office:value-type="float" office:value="861321" calcext:value-type="float">
            <text:p>861,321</text:p>
          </table:table-cell>
          <table:table-cell table:formula="of:=[.N28]+[.O28]" office:value-type="float" office:value="1277877" calcext:value-type="float">
            <text:p>1,277,877</text:p>
          </table:table-cell>
          <table:table-cell office:value-type="float" office:value="2.146139" calcext:value-type="float">
            <text:p>2.14613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854" calcext:value-type="float">
            <text:p>91,854</text:p>
          </table:table-cell>
          <table:table-cell office:value-type="float" office:value="223712" calcext:value-type="float">
            <text:p>223,712</text:p>
          </table:table-cell>
          <table:table-cell table:formula="of:=[.B29]+[.C29]" office:value-type="float" office:value="315566" calcext:value-type="float">
            <text:p>315,566</text:p>
          </table:table-cell>
          <table:table-cell office:value-type="float" office:value="0.39169" calcext:value-type="float">
            <text:p>0.39169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96625" calcext:value-type="float">
            <text:p>1,196,625</text:p>
          </table:table-cell>
          <table:table-cell office:value-type="float" office:value="3671264" calcext:value-type="float">
            <text:p>3,671,264</text:p>
          </table:table-cell>
          <table:table-cell table:formula="of:=[.H29]+[.I29]" office:value-type="float" office:value="4867889" calcext:value-type="float">
            <text:p>4,867,889</text:p>
          </table:table-cell>
          <table:table-cell office:value-type="float" office:value="6.404695" calcext:value-type="float">
            <text:p>6.4046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94543" calcext:value-type="float">
            <text:p>294,543</text:p>
          </table:table-cell>
          <table:table-cell office:value-type="float" office:value="554381" calcext:value-type="float">
            <text:p>554,381</text:p>
          </table:table-cell>
          <table:table-cell table:formula="of:=[.N29]+[.O29]" office:value-type="float" office:value="848924" calcext:value-type="float">
            <text:p>848,924</text:p>
          </table:table-cell>
          <table:table-cell office:value-type="float" office:value="1.445939" calcext:value-type="float">
            <text:p>1.44593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550" calcext:value-type="float">
            <text:p>18,550</text:p>
          </table:table-cell>
          <table:table-cell office:value-type="float" office:value="36936" calcext:value-type="float">
            <text:p>36,936</text:p>
          </table:table-cell>
          <table:table-cell table:formula="of:=[.B30]+[.C30]" office:value-type="float" office:value="55486" calcext:value-type="float">
            <text:p>55,486</text:p>
          </table:table-cell>
          <table:table-cell office:value-type="float" office:value="0.075554" calcext:value-type="float">
            <text:p>0.0755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5424" calcext:value-type="float">
            <text:p>685,424</text:p>
          </table:table-cell>
          <table:table-cell office:value-type="float" office:value="1950811" calcext:value-type="float">
            <text:p>1,950,811</text:p>
          </table:table-cell>
          <table:table-cell table:formula="of:=[.H30]+[.I30]" office:value-type="float" office:value="2636235" calcext:value-type="float">
            <text:p>2,636,235</text:p>
          </table:table-cell>
          <table:table-cell office:value-type="float" office:value="3.363552" calcext:value-type="float">
            <text:p>3.3635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2289" calcext:value-type="float">
            <text:p>302,289</text:p>
          </table:table-cell>
          <table:table-cell office:value-type="float" office:value="526940" calcext:value-type="float">
            <text:p>526,940</text:p>
          </table:table-cell>
          <table:table-cell table:formula="of:=[.N30]+[.O30]" office:value-type="float" office:value="829229" calcext:value-type="float">
            <text:p>829,229</text:p>
          </table:table-cell>
          <table:table-cell office:value-type="float" office:value="1.374568" calcext:value-type="float">
            <text:p>1.37456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9283" calcext:value-type="float">
            <text:p>159,283</text:p>
          </table:table-cell>
          <table:table-cell office:value-type="float" office:value="313224" calcext:value-type="float">
            <text:p>313,224</text:p>
          </table:table-cell>
          <table:table-cell table:formula="of:=[.B31]+[.C31]" office:value-type="float" office:value="472507" calcext:value-type="float">
            <text:p>472,507</text:p>
          </table:table-cell>
          <table:table-cell office:value-type="float" office:value="0.59749" calcext:value-type="float">
            <text:p>0.59749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1806" calcext:value-type="float">
            <text:p>601,806</text:p>
          </table:table-cell>
          <table:table-cell office:value-type="float" office:value="1675081" calcext:value-type="float">
            <text:p>1,675,081</text:p>
          </table:table-cell>
          <table:table-cell table:formula="of:=[.H31]+[.I31]" office:value-type="float" office:value="2276887" calcext:value-type="float">
            <text:p>2,276,887</text:p>
          </table:table-cell>
          <table:table-cell office:value-type="float" office:value="2.939948" calcext:value-type="float">
            <text:p>2.93994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3513" calcext:value-type="float">
            <text:p>263,513</text:p>
          </table:table-cell>
          <table:table-cell office:value-type="float" office:value="501048" calcext:value-type="float">
            <text:p>501,048</text:p>
          </table:table-cell>
          <table:table-cell table:formula="of:=[.N31]+[.O31]" office:value-type="float" office:value="764561" calcext:value-type="float">
            <text:p>764,561</text:p>
          </table:table-cell>
          <table:table-cell office:value-type="float" office:value="1.171544" calcext:value-type="float">
            <text:p>1.17154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9461" calcext:value-type="float">
            <text:p>279,461</text:p>
          </table:table-cell>
          <table:table-cell office:value-type="float" office:value="543391" calcext:value-type="float">
            <text:p>543,391</text:p>
          </table:table-cell>
          <table:table-cell table:formula="of:=[.B32]+[.C32]" office:value-type="float" office:value="822852" calcext:value-type="float">
            <text:p>822,852</text:p>
          </table:table-cell>
          <table:table-cell office:value-type="float" office:value="1.038576" calcext:value-type="float">
            <text:p>1.0385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9324" calcext:value-type="float">
            <text:p>79,324</text:p>
          </table:table-cell>
          <table:table-cell office:value-type="float" office:value="236851" calcext:value-type="float">
            <text:p>236,851</text:p>
          </table:table-cell>
          <table:table-cell table:formula="of:=[.H32]+[.I32]" office:value-type="float" office:value="316175" calcext:value-type="float">
            <text:p>316,175</text:p>
          </table:table-cell>
          <table:table-cell office:value-type="float" office:value="0.369242" calcext:value-type="float">
            <text:p>0.36924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0336" calcext:value-type="float">
            <text:p>180,336</text:p>
          </table:table-cell>
          <table:table-cell office:value-type="float" office:value="319446" calcext:value-type="float">
            <text:p>319,446</text:p>
          </table:table-cell>
          <table:table-cell table:formula="of:=[.N32]+[.O32]" office:value-type="float" office:value="499782" calcext:value-type="float">
            <text:p>499,782</text:p>
          </table:table-cell>
          <table:table-cell office:value-type="float" office:value="0.81425" calcext:value-type="float">
            <text:p>0.81425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9813" calcext:value-type="float">
            <text:p>209,813</text:p>
          </table:table-cell>
          <table:table-cell office:value-type="float" office:value="379752" calcext:value-type="float">
            <text:p>379,752</text:p>
          </table:table-cell>
          <table:table-cell table:formula="of:=[.B33]+[.C33]" office:value-type="float" office:value="589565" calcext:value-type="float">
            <text:p>589,565</text:p>
          </table:table-cell>
          <table:table-cell office:value-type="float" office:value="0.75333" calcext:value-type="float">
            <text:p>0.7533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51793" calcext:value-type="float">
            <text:p>551,793</text:p>
          </table:table-cell>
          <table:table-cell office:value-type="float" office:value="1677170" calcext:value-type="float">
            <text:p>1,677,170</text:p>
          </table:table-cell>
          <table:table-cell table:formula="of:=[.H33]+[.I33]" office:value-type="float" office:value="2228963" calcext:value-type="float">
            <text:p>2,228,963</text:p>
          </table:table-cell>
          <table:table-cell office:value-type="float" office:value="2.576863" calcext:value-type="float">
            <text:p>2.57686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236" calcext:value-type="float">
            <text:p>32,236</text:p>
          </table:table-cell>
          <table:table-cell office:value-type="float" office:value="54803" calcext:value-type="float">
            <text:p>54,803</text:p>
          </table:table-cell>
          <table:table-cell table:formula="of:=[.N33]+[.O33]" office:value-type="float" office:value="87039" calcext:value-type="float">
            <text:p>87,039</text:p>
          </table:table-cell>
          <table:table-cell office:value-type="float" office:value="0.140389" calcext:value-type="float">
            <text:p>0.14038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531" calcext:value-type="float">
            <text:p>9,531</text:p>
          </table:table-cell>
          <table:table-cell office:value-type="float" office:value="14762" calcext:value-type="float">
            <text:p>14,762</text:p>
          </table:table-cell>
          <table:table-cell table:formula="of:=[.B34]+[.C34]" office:value-type="float" office:value="24293" calcext:value-type="float">
            <text:p>24,293</text:p>
          </table:table-cell>
          <table:table-cell office:value-type="float" office:value="0.036462" calcext:value-type="float">
            <text:p>0.03646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7423" calcext:value-type="float">
            <text:p>307,423</text:p>
          </table:table-cell>
          <table:table-cell office:value-type="float" office:value="1113396" calcext:value-type="float">
            <text:p>1,113,396</text:p>
          </table:table-cell>
          <table:table-cell table:formula="of:=[.H34]+[.I34]" office:value-type="float" office:value="1420819" calcext:value-type="float">
            <text:p>1,420,819</text:p>
          </table:table-cell>
          <table:table-cell office:value-type="float" office:value="1.543099" calcext:value-type="float">
            <text:p>1.54309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4366" calcext:value-type="float">
            <text:p>224,366</text:p>
          </table:table-cell>
          <table:table-cell office:value-type="float" office:value="399962" calcext:value-type="float">
            <text:p>399,962</text:p>
          </table:table-cell>
          <table:table-cell table:formula="of:=[.N34]+[.O34]" office:value-type="float" office:value="624328" calcext:value-type="float">
            <text:p>624,328</text:p>
          </table:table-cell>
          <table:table-cell office:value-type="float" office:value="0.896456" calcext:value-type="float">
            <text:p>0.89645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382" calcext:value-type="float">
            <text:p>89,382</text:p>
          </table:table-cell>
          <table:table-cell office:value-type="float" office:value="134540" calcext:value-type="float">
            <text:p>134,540</text:p>
          </table:table-cell>
          <table:table-cell table:formula="of:=[.B35]+[.C35]" office:value-type="float" office:value="223922" calcext:value-type="float">
            <text:p>223,922</text:p>
          </table:table-cell>
          <table:table-cell office:value-type="float" office:value="0.307602" calcext:value-type="float">
            <text:p>0.3076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14701" calcext:value-type="float">
            <text:p>414,701</text:p>
          </table:table-cell>
          <table:table-cell office:value-type="float" office:value="1503804" calcext:value-type="float">
            <text:p>1,503,804</text:p>
          </table:table-cell>
          <table:table-cell table:formula="of:=[.H35]+[.I35]" office:value-type="float" office:value="1918505" calcext:value-type="float">
            <text:p>1,918,505</text:p>
          </table:table-cell>
          <table:table-cell office:value-type="float" office:value="2.075742" calcext:value-type="float">
            <text:p>2.0757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9069" calcext:value-type="float">
            <text:p>179,069</text:p>
          </table:table-cell>
          <table:table-cell office:value-type="float" office:value="350594" calcext:value-type="float">
            <text:p>350,594</text:p>
          </table:table-cell>
          <table:table-cell table:formula="of:=[.N35]+[.O35]" office:value-type="float" office:value="529663" calcext:value-type="float">
            <text:p>529,663</text:p>
          </table:table-cell>
          <table:table-cell office:value-type="float" office:value="0.780537" calcext:value-type="float">
            <text:p>0.78053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36]+[.C36]" office:value-type="float" office:value="11" calcext:value-type="float">
            <text:p>11</text:p>
          </table:table-cell>
          <table:table-cell office:value-type="float" office:value="0.000032" calcext:value-type="float">
            <text:p>0.0000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2344" calcext:value-type="float">
            <text:p>272,344</text:p>
          </table:table-cell>
          <table:table-cell office:value-type="float" office:value="821364" calcext:value-type="float">
            <text:p>821,364</text:p>
          </table:table-cell>
          <table:table-cell table:formula="of:=[.H36]+[.I36]" office:value-type="float" office:value="1093708" calcext:value-type="float">
            <text:p>1,093,708</text:p>
          </table:table-cell>
          <table:table-cell office:value-type="float" office:value="1.238222" calcext:value-type="float">
            <text:p>1.2382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7757" calcext:value-type="float">
            <text:p>147,757</text:p>
          </table:table-cell>
          <table:table-cell office:value-type="float" office:value="301067" calcext:value-type="float">
            <text:p>301,067</text:p>
          </table:table-cell>
          <table:table-cell table:formula="of:=[.N36]+[.O36]" office:value-type="float" office:value="448824" calcext:value-type="float">
            <text:p>448,824</text:p>
          </table:table-cell>
          <table:table-cell office:value-type="float" office:value="0.629023" calcext:value-type="float">
            <text:p>0.62902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7]+[.C37]" office:value-type="float" office:value="3" calcext:value-type="float">
            <text:p>3</text:p>
          </table:table-cell>
          <table:table-cell office:value-type="float" office:value="0.00004" calcext:value-type="float">
            <text:p>0.00004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3948" calcext:value-type="float">
            <text:p>183,948</text:p>
          </table:table-cell>
          <table:table-cell office:value-type="float" office:value="623288" calcext:value-type="float">
            <text:p>623,288</text:p>
          </table:table-cell>
          <table:table-cell table:formula="of:=[.H37]+[.I37]" office:value-type="float" office:value="807236" calcext:value-type="float">
            <text:p>807,236</text:p>
          </table:table-cell>
          <table:table-cell office:value-type="float" office:value="0.865256" calcext:value-type="float">
            <text:p>0.86525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0534" calcext:value-type="float">
            <text:p>40,534</text:p>
          </table:table-cell>
          <table:table-cell office:value-type="float" office:value="59627" calcext:value-type="float">
            <text:p>59,627</text:p>
          </table:table-cell>
          <table:table-cell table:formula="of:=[.N37]+[.O37]" office:value-type="float" office:value="100161" calcext:value-type="float">
            <text:p>100,161</text:p>
          </table:table-cell>
          <table:table-cell office:value-type="float" office:value="0.159276" calcext:value-type="float">
            <text:p>0.15927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8]+[.C38]"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928" calcext:value-type="float">
            <text:p>13,928</text:p>
          </table:table-cell>
          <table:table-cell office:value-type="float" office:value="34427" calcext:value-type="float">
            <text:p>34,427</text:p>
          </table:table-cell>
          <table:table-cell table:formula="of:=[.H38]+[.I38]" office:value-type="float" office:value="48355" calcext:value-type="float">
            <text:p>48,355</text:p>
          </table:table-cell>
          <table:table-cell office:value-type="float" office:value="0.065463" calcext:value-type="float">
            <text:p>0.0654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962" calcext:value-type="float">
            <text:p>192,962</text:p>
          </table:table-cell>
          <table:table-cell office:value-type="float" office:value="276335" calcext:value-type="float">
            <text:p>276,335</text:p>
          </table:table-cell>
          <table:table-cell table:formula="of:=[.N38]+[.O38]" office:value-type="float" office:value="469297" calcext:value-type="float">
            <text:p>469,297</text:p>
          </table:table-cell>
          <table:table-cell office:value-type="float" office:value="0.663383" calcext:value-type="float">
            <text:p>0.66338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39]+[.C39]" office:value-type="float" office:value="10" calcext:value-type="float">
            <text:p>10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136" calcext:value-type="float">
            <text:p>12,136</text:p>
          </table:table-cell>
          <table:table-cell office:value-type="float" office:value="25703" calcext:value-type="float">
            <text:p>25,703</text:p>
          </table:table-cell>
          <table:table-cell table:formula="of:=[.H39]+[.I39]" office:value-type="float" office:value="37839" calcext:value-type="float">
            <text:p>37,839</text:p>
          </table:table-cell>
          <table:table-cell office:value-type="float" office:value="0.059913" calcext:value-type="float">
            <text:p>0.05991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83139" calcext:value-type="float">
            <text:p>283,139</text:p>
          </table:table-cell>
          <table:table-cell office:value-type="float" office:value="435380" calcext:value-type="float">
            <text:p>435,380</text:p>
          </table:table-cell>
          <table:table-cell table:formula="of:=[.N39]+[.O39]" office:value-type="float" office:value="718519" calcext:value-type="float">
            <text:p>718,519</text:p>
          </table:table-cell>
          <table:table-cell office:value-type="float" office:value="0.949993" calcext:value-type="float">
            <text:p>0.94999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40]+[.C40]" office:value-type="float" office:value="11" calcext:value-type="float">
            <text:p>11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6122" calcext:value-type="float">
            <text:p>56,122</text:p>
          </table:table-cell>
          <table:table-cell office:value-type="float" office:value="104329" calcext:value-type="float">
            <text:p>104,329</text:p>
          </table:table-cell>
          <table:table-cell table:formula="of:=[.H40]+[.I40]" office:value-type="float" office:value="160451" calcext:value-type="float">
            <text:p>160,451</text:p>
          </table:table-cell>
          <table:table-cell office:value-type="float" office:value="0.210272" calcext:value-type="float">
            <text:p>0.2102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621" calcext:value-type="float">
            <text:p>18,621</text:p>
          </table:table-cell>
          <table:table-cell office:value-type="float" office:value="27600" calcext:value-type="float">
            <text:p>27,600</text:p>
          </table:table-cell>
          <table:table-cell table:formula="of:=[.N40]+[.O40]" office:value-type="float" office:value="46221" calcext:value-type="float">
            <text:p>46,221</text:p>
          </table:table-cell>
          <table:table-cell office:value-type="float" office:value="0.054742" calcext:value-type="float">
            <text:p>0.05474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1]+[.C41]" office:value-type="float" office:value="12" calcext:value-type="float">
            <text:p>12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899" calcext:value-type="float">
            <text:p>2,899</text:p>
          </table:table-cell>
          <table:table-cell office:value-type="float" office:value="3864" calcext:value-type="float">
            <text:p>3,864</text:p>
          </table:table-cell>
          <table:table-cell table:formula="of:=[.H41]+[.I41]" office:value-type="float" office:value="6763" calcext:value-type="float">
            <text:p>6,763</text:p>
          </table:table-cell>
          <table:table-cell office:value-type="float" office:value="0.011986" calcext:value-type="float">
            <text:p>0.01198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298" calcext:value-type="float">
            <text:p>18,298</text:p>
          </table:table-cell>
          <table:table-cell office:value-type="float" office:value="19018" calcext:value-type="float">
            <text:p>19,018</text:p>
          </table:table-cell>
          <table:table-cell table:formula="of:=[.N41]+[.O41]" office:value-type="float" office:value="37316" calcext:value-type="float">
            <text:p>37,316</text:p>
          </table:table-cell>
          <table:table-cell office:value-type="float" office:value="0.057555" calcext:value-type="float">
            <text:p>0.05755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42]+[.C42]" office:value-type="float" office:value="11" calcext:value-type="float">
            <text:p>11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0513" calcext:value-type="float">
            <text:p>160,513</text:p>
          </table:table-cell>
          <table:table-cell office:value-type="float" office:value="202755" calcext:value-type="float">
            <text:p>202,755</text:p>
          </table:table-cell>
          <table:table-cell table:formula="of:=[.H42]+[.I42]" office:value-type="float" office:value="363268" calcext:value-type="float">
            <text:p>363,268</text:p>
          </table:table-cell>
          <table:table-cell office:value-type="float" office:value="0.48598" calcext:value-type="float">
            <text:p>0.48598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5351" calcext:value-type="float">
            <text:p>125,351</text:p>
          </table:table-cell>
          <table:table-cell office:value-type="float" office:value="146441" calcext:value-type="float">
            <text:p>146,441</text:p>
          </table:table-cell>
          <table:table-cell table:formula="of:=[.N42]+[.O42]" office:value-type="float" office:value="271792" calcext:value-type="float">
            <text:p>271,792</text:p>
          </table:table-cell>
          <table:table-cell office:value-type="float" office:value="0.318872" calcext:value-type="float">
            <text:p>0.31887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3]+[.C43]" office:value-type="float" office:value="12" calcext:value-type="float">
            <text:p>12</text:p>
          </table:table-cell>
          <table:table-cell office:value-type="float" office:value="0.000037" calcext:value-type="float">
            <text:p>0.0000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5702" calcext:value-type="float">
            <text:p>135,702</text:p>
          </table:table-cell>
          <table:table-cell office:value-type="float" office:value="166537" calcext:value-type="float">
            <text:p>166,537</text:p>
          </table:table-cell>
          <table:table-cell table:formula="of:=[.H43]+[.I43]" office:value-type="float" office:value="302239" calcext:value-type="float">
            <text:p>302,239</text:p>
          </table:table-cell>
          <table:table-cell office:value-type="float" office:value="0.372046" calcext:value-type="float">
            <text:p>0.3720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7019" calcext:value-type="float">
            <text:p>117,019</text:p>
          </table:table-cell>
          <table:table-cell office:value-type="float" office:value="149239" calcext:value-type="float">
            <text:p>149,239</text:p>
          </table:table-cell>
          <table:table-cell table:formula="of:=[.N43]+[.O43]" office:value-type="float" office:value="266258" calcext:value-type="float">
            <text:p>266,258</text:p>
          </table:table-cell>
          <table:table-cell office:value-type="float" office:value="0.278639" calcext:value-type="float">
            <text:p>0.27863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44]+[.C44]" office:value-type="float" office:value="11" calcext:value-type="float">
            <text:p>11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819" calcext:value-type="float">
            <text:p>16,819</text:p>
          </table:table-cell>
          <table:table-cell office:value-type="float" office:value="17605" calcext:value-type="float">
            <text:p>17,605</text:p>
          </table:table-cell>
          <table:table-cell table:formula="of:=[.H44]+[.I44]" office:value-type="float" office:value="34424" calcext:value-type="float">
            <text:p>34,424</text:p>
          </table:table-cell>
          <table:table-cell office:value-type="float" office:value="0.046394" calcext:value-type="float">
            <text:p>0.04639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580" calcext:value-type="float">
            <text:p>13,580</text:p>
          </table:table-cell>
          <table:table-cell office:value-type="float" office:value="14734" calcext:value-type="float">
            <text:p>14,734</text:p>
          </table:table-cell>
          <table:table-cell table:formula="of:=[.N44]+[.O44]" office:value-type="float" office:value="28314" calcext:value-type="float">
            <text:p>28,314</text:p>
          </table:table-cell>
          <table:table-cell office:value-type="float" office:value="0.035443" calcext:value-type="float">
            <text:p>0.03544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45]+[.C45]" office:value-type="float" office:value="12" calcext:value-type="float">
            <text:p>12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430" calcext:value-type="float">
            <text:p>2,430</text:p>
          </table:table-cell>
          <table:table-cell office:value-type="float" office:value="2414" calcext:value-type="float">
            <text:p>2,414</text:p>
          </table:table-cell>
          <table:table-cell table:formula="of:=[.H45]+[.I45]" office:value-type="float" office:value="4844" calcext:value-type="float">
            <text:p>4,844</text:p>
          </table:table-cell>
          <table:table-cell office:value-type="float" office:value="0.00385" calcext:value-type="float">
            <text:p>0.00385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N45]+[.O45]"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46]+[.C46]" office:value-type="float" office:value="11" calcext:value-type="float">
            <text:p>11</text:p>
          </table:table-cell>
          <table:table-cell office:value-type="float" office:value="0.00004" calcext:value-type="float">
            <text:p>0.00004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3907" calcext:value-type="float">
            <text:p>23,907</text:p>
          </table:table-cell>
          <table:table-cell office:value-type="float" office:value="23433" calcext:value-type="float">
            <text:p>23,433</text:p>
          </table:table-cell>
          <table:table-cell table:formula="of:=[.H46]+[.I46]" office:value-type="float" office:value="47340" calcext:value-type="float">
            <text:p>47,340</text:p>
          </table:table-cell>
          <table:table-cell office:value-type="float" office:value="0.029772" calcext:value-type="float">
            <text:p>0.0297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46]+[.O46]" office:value-type="float" office:value="1" calcext:value-type="float">
            <text:p>1</text:p>
          </table:table-cell>
          <table:table-cell office:value-type="float" office:value="0.000022" calcext:value-type="float">
            <text:p>0.00002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47]+[.C47]" office:value-type="float" office:value="10" calcext:value-type="float">
            <text:p>10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775" calcext:value-type="float">
            <text:p>15,775</text:p>
          </table:table-cell>
          <table:table-cell office:value-type="float" office:value="15290" calcext:value-type="float">
            <text:p>15,290</text:p>
          </table:table-cell>
          <table:table-cell table:formula="of:=[.H47]+[.I47]" office:value-type="float" office:value="31065" calcext:value-type="float">
            <text:p>31,065</text:p>
          </table:table-cell>
          <table:table-cell office:value-type="float" office:value="0.022186" calcext:value-type="float">
            <text:p>0.02218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N47]+[.O47]" office:value-type="float" office:value="14" calcext:value-type="float">
            <text:p>14</text:p>
          </table:table-cell>
          <table:table-cell office:value-type="float" office:value="0.000014" calcext:value-type="float">
            <text:p>0.00001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48]+[.C48]" office:value-type="float" office:value="11" calcext:value-type="float">
            <text:p>11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9410" calcext:value-type="float">
            <text:p>169,410</text:p>
          </table:table-cell>
          <table:table-cell office:value-type="float" office:value="160679" calcext:value-type="float">
            <text:p>160,679</text:p>
          </table:table-cell>
          <table:table-cell table:formula="of:=[.H48]+[.I48]" office:value-type="float" office:value="330089" calcext:value-type="float">
            <text:p>330,089</text:p>
          </table:table-cell>
          <table:table-cell office:value-type="float" office:value="0.166356" calcext:value-type="float">
            <text:p>0.1663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N48]+[.O48]" office:value-type="float" office:value="13" calcext:value-type="float">
            <text:p>13</text:p>
          </table:table-cell>
          <table:table-cell office:value-type="float" office:value="0.000015" calcext:value-type="float">
            <text:p>0.00001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49]+[.C49]" office:value-type="float" office:value="11" calcext:value-type="float">
            <text:p>11</text:p>
          </table:table-cell>
          <table:table-cell office:value-type="float" office:value="0.000037" calcext:value-type="float">
            <text:p>0.00003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0862" calcext:value-type="float">
            <text:p>160,862</text:p>
          </table:table-cell>
          <table:table-cell office:value-type="float" office:value="152239" calcext:value-type="float">
            <text:p>152,239</text:p>
          </table:table-cell>
          <table:table-cell table:formula="of:=[.H49]+[.I49]" office:value-type="float" office:value="313101" calcext:value-type="float">
            <text:p>313,101</text:p>
          </table:table-cell>
          <table:table-cell office:value-type="float" office:value="0.158326" calcext:value-type="float">
            <text:p>0.1583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N49]+[.O49]" office:value-type="float" office:value="12" calcext:value-type="float">
            <text:p>12</text:p>
          </table:table-cell>
          <table:table-cell office:value-type="float" office:value="0.000042" calcext:value-type="float">
            <text:p>0.00004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50]+[.C50]" office:value-type="float" office:value="11" calcext:value-type="float">
            <text:p>11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7398" calcext:value-type="float">
            <text:p>147,398</text:p>
          </table:table-cell>
          <table:table-cell office:value-type="float" office:value="138991" calcext:value-type="float">
            <text:p>138,991</text:p>
          </table:table-cell>
          <table:table-cell table:formula="of:=[.H50]+[.I50]" office:value-type="float" office:value="286389" calcext:value-type="float">
            <text:p>286,389</text:p>
          </table:table-cell>
          <table:table-cell office:value-type="float" office:value="0.147714" calcext:value-type="float">
            <text:p>0.1477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N50]+[.O50]" office:value-type="float" office:value="14" calcext:value-type="float">
            <text:p>14</text:p>
          </table:table-cell>
          <table:table-cell office:value-type="float" office:value="0.000014" calcext:value-type="float">
            <text:p>0.00001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51]+[.C51]" office:value-type="float" office:value="12" calcext:value-type="float">
            <text:p>12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73861" calcext:value-type="float">
            <text:p>173,861</text:p>
          </table:table-cell>
          <table:table-cell office:value-type="float" office:value="164072" calcext:value-type="float">
            <text:p>164,072</text:p>
          </table:table-cell>
          <table:table-cell table:formula="of:=[.H51]+[.I51]" office:value-type="float" office:value="337933" calcext:value-type="float">
            <text:p>337,933</text:p>
          </table:table-cell>
          <table:table-cell office:value-type="float" office:value="0.175567" calcext:value-type="float">
            <text:p>0.1755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N51]+[.O51]" office:value-type="float" office:value="14" calcext:value-type="float">
            <text:p>14</text:p>
          </table:table-cell>
          <table:table-cell office:value-type="float" office:value="0.000015" calcext:value-type="float">
            <text:p>0.00001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52]+[.C52]" office:value-type="float" office:value="12" calcext:value-type="float">
            <text:p>12</text:p>
          </table:table-cell>
          <table:table-cell office:value-type="float" office:value="0.000037" calcext:value-type="float">
            <text:p>0.00003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37024" calcext:value-type="float">
            <text:p>137,024</text:p>
          </table:table-cell>
          <table:table-cell office:value-type="float" office:value="128833" calcext:value-type="float">
            <text:p>128,833</text:p>
          </table:table-cell>
          <table:table-cell table:formula="of:=[.H52]+[.I52]" office:value-type="float" office:value="265857" calcext:value-type="float">
            <text:p>265,857</text:p>
          </table:table-cell>
          <table:table-cell office:value-type="float" office:value="0.138002" calcext:value-type="float">
            <text:p>0.1380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N52]+[.O52]" office:value-type="float" office:value="13" calcext:value-type="float">
            <text:p>13</text:p>
          </table:table-cell>
          <table:table-cell office:value-type="float" office:value="0.000022" calcext:value-type="float">
            <text:p>0.00002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53]+[.C53]" office:value-type="float" office:value="12" calcext:value-type="float">
            <text:p>12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7152" calcext:value-type="float">
            <text:p>147,152</text:p>
          </table:table-cell>
          <table:table-cell office:value-type="float" office:value="138745" calcext:value-type="float">
            <text:p>138,745</text:p>
          </table:table-cell>
          <table:table-cell table:formula="of:=[.H53]+[.I53]" office:value-type="float" office:value="285897" calcext:value-type="float">
            <text:p>285,897</text:p>
          </table:table-cell>
          <table:table-cell office:value-type="float" office:value="0.148856" calcext:value-type="float">
            <text:p>0.1488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N53]+[.O53]" office:value-type="float" office:value="12" calcext:value-type="float">
            <text:p>12</text:p>
          </table:table-cell>
          <table:table-cell office:value-type="float" office:value="0.000013" calcext:value-type="float">
            <text:p>0.00001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54]+[.C54]" office:value-type="float" office:value="11" calcext:value-type="float">
            <text:p>11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8519" calcext:value-type="float">
            <text:p>208,519</text:p>
          </table:table-cell>
          <table:table-cell office:value-type="float" office:value="198190" calcext:value-type="float">
            <text:p>198,190</text:p>
          </table:table-cell>
          <table:table-cell table:formula="of:=[.H54]+[.I54]" office:value-type="float" office:value="406709" calcext:value-type="float">
            <text:p>406,709</text:p>
          </table:table-cell>
          <table:table-cell office:value-type="float" office:value="0.206831" calcext:value-type="float">
            <text:p>0.20683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N54]+[.O54]" office:value-type="float" office:value="13" calcext:value-type="float">
            <text:p>13</text:p>
          </table:table-cell>
          <table:table-cell office:value-type="float" office:value="0.000014" calcext:value-type="float">
            <text:p>0.00001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55]+[.C55]" office:value-type="float" office:value="10" calcext:value-type="float">
            <text:p>10</text:p>
          </table:table-cell>
          <table:table-cell office:value-type="float" office:value="0.000034" calcext:value-type="float">
            <text:p>0.00003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93975" calcext:value-type="float">
            <text:p>193,975</text:p>
          </table:table-cell>
          <table:table-cell office:value-type="float" office:value="183754" calcext:value-type="float">
            <text:p>183,754</text:p>
          </table:table-cell>
          <table:table-cell table:formula="of:=[.H55]+[.I55]" office:value-type="float" office:value="377729" calcext:value-type="float">
            <text:p>377,729</text:p>
          </table:table-cell>
          <table:table-cell office:value-type="float" office:value="0.196284" calcext:value-type="float">
            <text:p>0.19628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N55]+[.O55]" office:value-type="float" office:value="13" calcext:value-type="float">
            <text:p>13</text:p>
          </table:table-cell>
          <table:table-cell office:value-type="float" office:value="0.000034" calcext:value-type="float">
            <text:p>0.00003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56]+[.C56]"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0594" calcext:value-type="float">
            <text:p>130,594</text:p>
          </table:table-cell>
          <table:table-cell office:value-type="float" office:value="122295" calcext:value-type="float">
            <text:p>122,295</text:p>
          </table:table-cell>
          <table:table-cell table:formula="of:=[.H56]+[.I56]" office:value-type="float" office:value="252889" calcext:value-type="float">
            <text:p>252,889</text:p>
          </table:table-cell>
          <table:table-cell office:value-type="float" office:value="0.134489" calcext:value-type="float">
            <text:p>0.1344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N56]+[.O56]" office:value-type="float" office:value="12" calcext:value-type="float">
            <text:p>12</text:p>
          </table:table-cell>
          <table:table-cell office:value-type="float" office:value="0.000013" calcext:value-type="float">
            <text:p>0.00001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57]+[.C57]" office:value-type="float" office:value="10" calcext:value-type="float">
            <text:p>10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9899" calcext:value-type="float">
            <text:p>129,899</text:p>
          </table:table-cell>
          <table:table-cell office:value-type="float" office:value="121548" calcext:value-type="float">
            <text:p>121,548</text:p>
          </table:table-cell>
          <table:table-cell table:formula="of:=[.H57]+[.I57]" office:value-type="float" office:value="251447" calcext:value-type="float">
            <text:p>251,447</text:p>
          </table:table-cell>
          <table:table-cell office:value-type="float" office:value="0.133248" calcext:value-type="float">
            <text:p>0.13324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N57]+[.O57]" office:value-type="float" office:value="14" calcext:value-type="float">
            <text:p>14</text:p>
          </table:table-cell>
          <table:table-cell office:value-type="float" office:value="0.000014" calcext:value-type="float">
            <text:p>0.00001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58]+[.C58]"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3058" calcext:value-type="float">
            <text:p>123,058</text:p>
          </table:table-cell>
          <table:table-cell office:value-type="float" office:value="114910" calcext:value-type="float">
            <text:p>114,910</text:p>
          </table:table-cell>
          <table:table-cell table:formula="of:=[.H58]+[.I58]" office:value-type="float" office:value="237968" calcext:value-type="float">
            <text:p>237,968</text:p>
          </table:table-cell>
          <table:table-cell office:value-type="float" office:value="0.128146" calcext:value-type="float">
            <text:p>0.12814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N58]+[.O58]" office:value-type="float" office:value="12" calcext:value-type="float">
            <text:p>12</text:p>
          </table:table-cell>
          <table:table-cell office:value-type="float" office:value="0.000048" calcext:value-type="float">
            <text:p>0.00004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59]+[.C59]"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78344" calcext:value-type="float">
            <text:p>178,344</text:p>
          </table:table-cell>
          <table:table-cell office:value-type="float" office:value="167091" calcext:value-type="float">
            <text:p>167,091</text:p>
          </table:table-cell>
          <table:table-cell table:formula="of:=[.H59]+[.I59]" office:value-type="float" office:value="345435" calcext:value-type="float">
            <text:p>345,435</text:p>
          </table:table-cell>
          <table:table-cell office:value-type="float" office:value="0.181464" calcext:value-type="float">
            <text:p>0.18146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N59]+[.O59]" office:value-type="float" office:value="12" calcext:value-type="float">
            <text:p>12</text:p>
          </table:table-cell>
          <table:table-cell office:value-type="float" office:value="0.000014" calcext:value-type="float">
            <text:p>0.000014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0]+[.C60]" office:value-type="float" office:value="10" calcext:value-type="float">
            <text:p>10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5743" calcext:value-type="float">
            <text:p>135,743</text:p>
          </table:table-cell>
          <table:table-cell office:value-type="float" office:value="126304" calcext:value-type="float">
            <text:p>126,304</text:p>
          </table:table-cell>
          <table:table-cell table:formula="of:=[.H60]+[.I60]" office:value-type="float" office:value="262047" calcext:value-type="float">
            <text:p>262,047</text:p>
          </table:table-cell>
          <table:table-cell office:value-type="float" office:value="0.141274" calcext:value-type="float">
            <text:p>0.14127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N60]+[.O60]" office:value-type="float" office:value="12" calcext:value-type="float">
            <text:p>12</text:p>
          </table:table-cell>
          <table:table-cell office:value-type="float" office:value="0.000013" calcext:value-type="float">
            <text:p>0.00001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1]+[.C61]" office:value-type="float" office:value="9" calcext:value-type="float">
            <text:p>9</text:p>
          </table:table-cell>
          <table:table-cell office:value-type="float" office:value="0.000033" calcext:value-type="float">
            <text:p>0.00003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6252" calcext:value-type="float">
            <text:p>106,252</text:p>
          </table:table-cell>
          <table:table-cell office:value-type="float" office:value="98133" calcext:value-type="float">
            <text:p>98,133</text:p>
          </table:table-cell>
          <table:table-cell table:formula="of:=[.H61]+[.I61]" office:value-type="float" office:value="204385" calcext:value-type="float">
            <text:p>204,385</text:p>
          </table:table-cell>
          <table:table-cell office:value-type="float" office:value="0.117016" calcext:value-type="float">
            <text:p>0.11701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N61]+[.O61]" office:value-type="float" office:value="11" calcext:value-type="float">
            <text:p>11</text:p>
          </table:table-cell>
          <table:table-cell office:value-type="float" office:value="0.000038" calcext:value-type="float">
            <text:p>0.00003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2]+[.C62]" office:value-type="float" office:value="10" calcext:value-type="float">
            <text:p>10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5426" calcext:value-type="float">
            <text:p>85,426</text:p>
          </table:table-cell>
          <table:table-cell office:value-type="float" office:value="78068" calcext:value-type="float">
            <text:p>78,068</text:p>
          </table:table-cell>
          <table:table-cell table:formula="of:=[.H62]+[.I62]" office:value-type="float" office:value="163494" calcext:value-type="float">
            <text:p>163,494</text:p>
          </table:table-cell>
          <table:table-cell office:value-type="float" office:value="0.091701" calcext:value-type="float">
            <text:p>0.0917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N62]+[.O62]" office:value-type="float" office:value="11" calcext:value-type="float">
            <text:p>11</text:p>
          </table:table-cell>
          <table:table-cell office:value-type="float" office:value="0.000013" calcext:value-type="float">
            <text:p>0.000013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3]+[.C63]"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661" calcext:value-type="float">
            <text:p>80,661</text:p>
          </table:table-cell>
          <table:table-cell office:value-type="float" office:value="73604" calcext:value-type="float">
            <text:p>73,604</text:p>
          </table:table-cell>
          <table:table-cell table:formula="of:=[.H63]+[.I63]" office:value-type="float" office:value="154265" calcext:value-type="float">
            <text:p>154,265</text:p>
          </table:table-cell>
          <table:table-cell office:value-type="float" office:value="0.08522" calcext:value-type="float">
            <text:p>0.0852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N63]+[.O63]" office:value-type="float" office:value="11" calcext:value-type="float">
            <text:p>11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4]+[.C64]" office:value-type="float" office:value="9" calcext:value-type="float">
            <text:p>9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6701" calcext:value-type="float">
            <text:p>66,701</text:p>
          </table:table-cell>
          <table:table-cell office:value-type="float" office:value="59981" calcext:value-type="float">
            <text:p>59,981</text:p>
          </table:table-cell>
          <table:table-cell table:formula="of:=[.H64]+[.I64]" office:value-type="float" office:value="126682" calcext:value-type="float">
            <text:p>126,682</text:p>
          </table:table-cell>
          <table:table-cell office:value-type="float" office:value="0.072389" calcext:value-type="float">
            <text:p>0.07238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N64]+[.O64]" office:value-type="float" office:value="10" calcext:value-type="float">
            <text:p>10</text:p>
          </table:table-cell>
          <table:table-cell office:value-type="float" office:value="0.000044" calcext:value-type="float">
            <text:p>0.000044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5]+[.C65]" office:value-type="float" office:value="10" calcext:value-type="float">
            <text:p>10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6095" calcext:value-type="float">
            <text:p>36,095</text:p>
          </table:table-cell>
          <table:table-cell office:value-type="float" office:value="31456" calcext:value-type="float">
            <text:p>31,456</text:p>
          </table:table-cell>
          <table:table-cell table:formula="of:=[.H65]+[.I65]" office:value-type="float" office:value="67551" calcext:value-type="float">
            <text:p>67,551</text:p>
          </table:table-cell>
          <table:table-cell office:value-type="float" office:value="0.041901" calcext:value-type="float">
            <text:p>0.04190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N65]+[.O65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6]+[.C66]" office:value-type="float" office:value="9" calcext:value-type="float">
            <text:p>9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560" calcext:value-type="float">
            <text:p>35,560</text:p>
          </table:table-cell>
          <table:table-cell office:value-type="float" office:value="30077" calcext:value-type="float">
            <text:p>30,077</text:p>
          </table:table-cell>
          <table:table-cell table:formula="of:=[.H66]+[.I66]" office:value-type="float" office:value="65637" calcext:value-type="float">
            <text:p>65,637</text:p>
          </table:table-cell>
          <table:table-cell office:value-type="float" office:value="0.041157" calcext:value-type="float">
            <text:p>0.04115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66]+[.O66]"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7]+[.C67]" office:value-type="float" office:value="10" calcext:value-type="float">
            <text:p>10</text:p>
          </table:table-cell>
          <table:table-cell office:value-type="float" office:value="0.000035" calcext:value-type="float">
            <text:p>0.00003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466" calcext:value-type="float">
            <text:p>34,466</text:p>
          </table:table-cell>
          <table:table-cell office:value-type="float" office:value="27633" calcext:value-type="float">
            <text:p>27,633</text:p>
          </table:table-cell>
          <table:table-cell table:formula="of:=[.H67]+[.I67]" office:value-type="float" office:value="62099" calcext:value-type="float">
            <text:p>62,099</text:p>
          </table:table-cell>
          <table:table-cell office:value-type="float" office:value="0.040163" calcext:value-type="float">
            <text:p>0.04016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67]+[.O67]" office:value-type="float" office:value="7" calcext:value-type="float">
            <text:p>7</text:p>
          </table:table-cell>
          <table:table-cell office:value-type="float" office:value="0.000038" calcext:value-type="float">
            <text:p>0.00003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68]+[.C68]" office:value-type="float" office:value="9" calcext:value-type="float">
            <text:p>9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031" calcext:value-type="float">
            <text:p>29,031</text:p>
          </table:table-cell>
          <table:table-cell office:value-type="float" office:value="22196" calcext:value-type="float">
            <text:p>22,196</text:p>
          </table:table-cell>
          <table:table-cell table:formula="of:=[.H68]+[.I68]" office:value-type="float" office:value="51227" calcext:value-type="float">
            <text:p>51,227</text:p>
          </table:table-cell>
          <table:table-cell office:value-type="float" office:value="0.034436" calcext:value-type="float">
            <text:p>0.03443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N68]+[.O68]"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69]+[.C69]" office:value-type="float" office:value="10" calcext:value-type="float">
            <text:p>10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1725" calcext:value-type="float">
            <text:p>21,725</text:p>
          </table:table-cell>
          <table:table-cell office:value-type="float" office:value="14780" calcext:value-type="float">
            <text:p>14,780</text:p>
          </table:table-cell>
          <table:table-cell table:formula="of:=[.H69]+[.I69]" office:value-type="float" office:value="36505" calcext:value-type="float">
            <text:p>36,505</text:p>
          </table:table-cell>
          <table:table-cell office:value-type="float" office:value="0.026546" calcext:value-type="float">
            <text:p>0.02654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69]+[.O69]"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70]+[.C70]" office:value-type="float" office:value="9" calcext:value-type="float">
            <text:p>9</text:p>
          </table:table-cell>
          <table:table-cell office:value-type="float" office:value="0.000039" calcext:value-type="float">
            <text:p>0.00003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1470" calcext:value-type="float">
            <text:p>21,470</text:p>
          </table:table-cell>
          <table:table-cell office:value-type="float" office:value="12940" calcext:value-type="float">
            <text:p>12,940</text:p>
          </table:table-cell>
          <table:table-cell table:formula="of:=[.H70]+[.I70]" office:value-type="float" office:value="34410" calcext:value-type="float">
            <text:p>34,410</text:p>
          </table:table-cell>
          <table:table-cell office:value-type="float" office:value="0.036677" calcext:value-type="float">
            <text:p>0.0366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70]+[.O70]" office:value-type="float" office:value="7" calcext:value-type="float">
            <text:p>7</text:p>
          </table:table-cell>
          <table:table-cell office:value-type="float" office:value="0.000034" calcext:value-type="float">
            <text:p>0.000034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71]+[.C71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4232" calcext:value-type="float">
            <text:p>14,232</text:p>
          </table:table-cell>
          <table:table-cell office:value-type="float" office:value="7958" calcext:value-type="float">
            <text:p>7,958</text:p>
          </table:table-cell>
          <table:table-cell table:formula="of:=[.H71]+[.I71]" office:value-type="float" office:value="22190" calcext:value-type="float">
            <text:p>22,190</text:p>
          </table:table-cell>
          <table:table-cell office:value-type="float" office:value="0.017611" calcext:value-type="float">
            <text:p>0.01761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71]+[.O71]" office:value-type="float" office:value="8" calcext:value-type="float">
            <text:p>8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72]+[.C72]" office:value-type="float" office:value="9" calcext:value-type="float">
            <text:p>9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5627" calcext:value-type="float">
            <text:p>15,627</text:p>
          </table:table-cell>
          <table:table-cell office:value-type="float" office:value="8245" calcext:value-type="float">
            <text:p>8,245</text:p>
          </table:table-cell>
          <table:table-cell table:formula="of:=[.H72]+[.I72]" office:value-type="float" office:value="23872" calcext:value-type="float">
            <text:p>23,872</text:p>
          </table:table-cell>
          <table:table-cell office:value-type="float" office:value="0.019277" calcext:value-type="float">
            <text:p>0.01927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72]+[.O72]"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73]+[.C73]" office:value-type="float" office:value="8" calcext:value-type="float">
            <text:p>8</text:p>
          </table:table-cell>
          <table:table-cell office:value-type="float" office:value="0.000032" calcext:value-type="float">
            <text:p>0.0000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7277" calcext:value-type="float">
            <text:p>17,277</text:p>
          </table:table-cell>
          <table:table-cell office:value-type="float" office:value="8632" calcext:value-type="float">
            <text:p>8,632</text:p>
          </table:table-cell>
          <table:table-cell table:formula="of:=[.H73]+[.I73]" office:value-type="float" office:value="25909" calcext:value-type="float">
            <text:p>25,909</text:p>
          </table:table-cell>
          <table:table-cell office:value-type="float" office:value="0.027669" calcext:value-type="float">
            <text:p>0.02766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N73]+[.O73]" office:value-type="float" office:value="9" calcext:value-type="float">
            <text:p>9</text:p>
          </table:table-cell>
          <table:table-cell office:value-type="float" office:value="0.00006" calcext:value-type="float">
            <text:p>0.00006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74]+[.C74]"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874" calcext:value-type="float">
            <text:p>9,874</text:p>
          </table:table-cell>
          <table:table-cell office:value-type="float" office:value="4515" calcext:value-type="float">
            <text:p>4,515</text:p>
          </table:table-cell>
          <table:table-cell table:formula="of:=[.H74]+[.I74]" office:value-type="float" office:value="14389" calcext:value-type="float">
            <text:p>14,389</text:p>
          </table:table-cell>
          <table:table-cell office:value-type="float" office:value="0.01337" calcext:value-type="float">
            <text:p>0.01337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74]+[.O74]"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75]+[.C75]"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365" calcext:value-type="float">
            <text:p>3,365</text:p>
          </table:table-cell>
          <table:table-cell office:value-type="float" office:value="1167" calcext:value-type="float">
            <text:p>1,167</text:p>
          </table:table-cell>
          <table:table-cell table:formula="of:=[.H75]+[.I75]" office:value-type="float" office:value="4532" calcext:value-type="float">
            <text:p>4,532</text:p>
          </table:table-cell>
          <table:table-cell office:value-type="float" office:value="0.003677" calcext:value-type="float">
            <text:p>0.00367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75]+[.O75]"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76]+[.C76]" office:value-type="float" office:value="8" calcext:value-type="float">
            <text:p>8</text:p>
          </table:table-cell>
          <table:table-cell office:value-type="float" office:value="0.000034" calcext:value-type="float">
            <text:p>0.0000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39" calcext:value-type="float">
            <text:p>1,539</text:p>
          </table:table-cell>
          <table:table-cell office:value-type="float" office:value="396" calcext:value-type="float">
            <text:p>396</text:p>
          </table:table-cell>
          <table:table-cell table:formula="of:=[.H76]+[.I76]" office:value-type="float" office:value="1935" calcext:value-type="float">
            <text:p>1,935</text:p>
          </table:table-cell>
          <table:table-cell office:value-type="float" office:value="0.004877" calcext:value-type="float">
            <text:p>0.00487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76]+[.O76]" office:value-type="float" office:value="8" calcext:value-type="float">
            <text:p>8</text:p>
          </table:table-cell>
          <table:table-cell office:value-type="float" office:value="0.000029" calcext:value-type="float">
            <text:p>0.000029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77]+[.C77]" office:value-type="float" office:value="7" calcext:value-type="float">
            <text:p>7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02" calcext:value-type="float">
            <text:p>502</text:p>
          </table:table-cell>
          <table:table-cell office:value-type="float" office:value="110" calcext:value-type="float">
            <text:p>110</text:p>
          </table:table-cell>
          <table:table-cell table:formula="of:=[.H77]+[.I77]" office:value-type="float" office:value="612" calcext:value-type="float">
            <text:p>612</text:p>
          </table:table-cell>
          <table:table-cell office:value-type="float" office:value="0.000695" calcext:value-type="float">
            <text:p>0.00069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77]+[.O77]"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78]+[.C78]"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H78]+[.I78]" office:value-type="float" office:value="265" calcext:value-type="float">
            <text:p>265</text:p>
          </table:table-cell>
          <table:table-cell office:value-type="float" office:value="0.000309" calcext:value-type="float">
            <text:p>0.0003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78]+[.O78]" office:value-type="float" office:value="8" calcext:value-type="float">
            <text:p>8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79]+[.C79]"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formula="of:=[.H79]+[.I79]" office:value-type="float" office:value="104" calcext:value-type="float">
            <text:p>104</text:p>
          </table:table-cell>
          <table:table-cell office:value-type="float" office:value="0.000332" calcext:value-type="float">
            <text:p>0.00033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79]+[.O79]" office:value-type="float" office:value="8" calcext:value-type="float">
            <text:p>8</text:p>
          </table:table-cell>
          <table:table-cell office:value-type="float" office:value="0.000031" calcext:value-type="float">
            <text:p>0.00003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0]+[.C80]"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H80]+[.I80]" office:value-type="float" office:value="33" calcext:value-type="float">
            <text:p>33</text:p>
          </table:table-cell>
          <table:table-cell office:value-type="float" office:value="0.000051" calcext:value-type="float">
            <text:p>0.0000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80]+[.O80]"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81]+[.C81]" office:value-type="float" office:value="9" calcext:value-type="float">
            <text:p>9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H81]+[.I81]" office:value-type="float" office:value="25" calcext:value-type="float">
            <text:p>25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N81]+[.O81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2]+[.C82]" office:value-type="float" office:value="7" calcext:value-type="float">
            <text:p>7</text:p>
          </table:table-cell>
          <table:table-cell office:value-type="float" office:value="0.000042" calcext:value-type="float">
            <text:p>0.00004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7" calcext:value-type="float">
            <text:p>7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82]+[.O82]" office:value-type="float" office:value="7" calcext:value-type="float">
            <text:p>7</text:p>
          </table:table-cell>
          <table:table-cell office:value-type="float" office:value="0.000033" calcext:value-type="float">
            <text:p>0.00003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83]+[.C83]"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6" calcext:value-type="float">
            <text:p>6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N83]+[.O83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84]+[.C84]"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84]+[.O84]"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85]+[.C85]" office:value-type="float" office:value="5" calcext:value-type="float">
            <text:p>5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5" calcext:value-type="float">
            <text:p>5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N85]+[.O85]" office:value-type="float" office:value="8" calcext:value-type="float">
            <text:p>8</text:p>
          </table:table-cell>
          <table:table-cell office:value-type="float" office:value="0.00003" calcext:value-type="float">
            <text:p>0.00003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86]+[.C86]"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86]+[.O86]"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87]+[.C87]"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87]+[.O87]"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88]+[.C88]" office:value-type="float" office:value="3" calcext:value-type="float">
            <text:p>3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3" calcext:value-type="float">
            <text:p>3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88]+[.O88]" office:value-type="float" office:value="7" calcext:value-type="float">
            <text:p>7</text:p>
          </table:table-cell>
          <table:table-cell office:value-type="float" office:value="0.000033" calcext:value-type="float">
            <text:p>0.00003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89]+[.C89]"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2" calcext:value-type="float">
            <text:p>2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N89]+[.O89]" office:value-type="float" office:value="6" calcext:value-type="float">
            <text:p>6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90]+[.C90]"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N90]+[.O90]" office:value-type="float" office:value="7" calcext:value-type="float">
            <text:p>7</text:p>
          </table:table-cell>
          <table:table-cell office:value-type="float" office:value="0.000013" calcext:value-type="float">
            <text:p>0.00001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91]+[.C91]"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3" calcext:value-type="float">
            <text:p>3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N91]+[.O91]" office:value-type="float" office:value="5" calcext:value-type="float">
            <text:p>5</text:p>
          </table:table-cell>
          <table:table-cell office:value-type="float" office:value="0.000031" calcext:value-type="float">
            <text:p>0.00003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92]+[.C92]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2" calcext:value-type="float">
            <text:p>2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N92]+[.O92]" office:value-type="float" office:value="4" calcext:value-type="float">
            <text:p>4</text:p>
          </table:table-cell>
          <table:table-cell office:value-type="float" office:value="0.000009" calcext:value-type="float">
            <text:p>0.00000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93]+[.C93]"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N93]+[.O93]" office:value-type="float" office:value="6" calcext:value-type="float">
            <text:p>6</text:p>
          </table:table-cell>
          <table:table-cell office:value-type="float" office:value="0.000012" calcext:value-type="float">
            <text:p>0.000012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94]+[.C94]"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" calcext:value-type="float">
            <text:p>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N94]+[.O94]" office:value-type="float" office:value="6" calcext:value-type="float">
            <text:p>6</text:p>
          </table:table-cell>
          <table:table-cell office:value-type="float" office:value="0.000014" calcext:value-type="float">
            <text:p>0.000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/max</text:p>
          </table:table-cell>
          <table:table-cell table:formula="of:=SUM([.B4:.B94])" office:value-type="float" office:value="11693547" calcext:value-type="float">
            <text:p>11,693,547</text:p>
          </table:table-cell>
          <table:table-cell table:formula="of:=SUM([.C4:.C94])" office:value-type="float" office:value="39301330" calcext:value-type="float">
            <text:p>39,301,330</text:p>
          </table:table-cell>
          <table:table-cell table:formula="of:=SUM([.D4:.D94])" office:value-type="float" office:value="50994877" calcext:value-type="float">
            <text:p>50,994,877</text:p>
          </table:table-cell>
          <table:table-cell table:formula="of:=MAX([.E4:.E94])" office:value-type="float" office:value="5.099821" calcext:value-type="float">
            <text:p>5.099821</text:p>
          </table:table-cell>
          <table:table-cell/>
          <table:table-cell office:value-type="string" calcext:value-type="string">
            <text:p>sum/max</text:p>
          </table:table-cell>
          <table:table-cell table:formula="of:=SUM([.H4:.H94])" office:value-type="float" office:value="59420184" calcext:value-type="float">
            <text:p>59,420,184</text:p>
          </table:table-cell>
          <table:table-cell table:formula="of:=SUM([.I4:.I94])" office:value-type="float" office:value="207573421" calcext:value-type="float">
            <text:p>207,573,421</text:p>
          </table:table-cell>
          <table:table-cell table:formula="of:=SUM([.J4:.J94])" office:value-type="float" office:value="266993605" calcext:value-type="float">
            <text:p>266,993,605</text:p>
          </table:table-cell>
          <table:table-cell table:formula="of:=MAX([.K4:.K94])" office:value-type="float" office:value="28.934789" calcext:value-type="float">
            <text:p>28.93478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N95]+[.O95]" office:value-type="float" office:value="5" calcext:value-type="float">
            <text:p>5</text:p>
          </table:table-cell>
          <table:table-cell office:value-type="float" office:value="0.00001" calcext:value-type="float">
            <text:p>0.000010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N96]+[.O96]" office:value-type="float" office:value="4" calcext:value-type="float">
            <text:p>4</text:p>
          </table:table-cell>
          <table:table-cell office:value-type="float" office:value="0.000009" calcext:value-type="float">
            <text:p>0.00000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N97]+[.O97]" office:value-type="float" office:value="6" calcext:value-type="float">
            <text:p>6</text:p>
          </table:table-cell>
          <table:table-cell office:value-type="float" office:value="0.000034" calcext:value-type="float">
            <text:p>0.00003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N98]+[.O98]" office:value-type="float" office:value="5" calcext:value-type="float">
            <text:p>5</text:p>
          </table:table-cell>
          <table:table-cell office:value-type="float" office:value="0.00001" calcext:value-type="float">
            <text:p>0.000010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N99]+[.O99]" office:value-type="float" office:value="4" calcext:value-type="float">
            <text:p>4</text:p>
          </table:table-cell>
          <table:table-cell office:value-type="float" office:value="0.000009" calcext:value-type="float">
            <text:p>0.000009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N100]+[.O100]" office:value-type="float" office:value="5" calcext:value-type="float">
            <text:p>5</text:p>
          </table:table-cell>
          <table:table-cell office:value-type="float" office:value="0.000016" calcext:value-type="float">
            <text:p>0.000016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N101]+[.O101]" office:value-type="float" office:value="3" calcext:value-type="float">
            <text:p>3</text:p>
          </table:table-cell>
          <table:table-cell office:value-type="float" office:value="0.000007" calcext:value-type="float">
            <text:p>0.00000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N102]+[.O102]" office:value-type="float" office:value="2" calcext:value-type="float">
            <text:p>2</text:p>
          </table:table-cell>
          <table:table-cell office:value-type="float" office:value="0.000006" calcext:value-type="float">
            <text:p>0.000006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N103]+[.O103]"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N104]+[.O104]"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N105]+[.O105]"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N106]+[.O106]" office:value-type="float" office:value="3" calcext:value-type="float">
            <text:p>3</text:p>
          </table:table-cell>
          <table:table-cell office:value-type="float" office:value="0.000015" calcext:value-type="float">
            <text:p>0.0000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107]+[.O107]" office:value-type="float" office:value="1" calcext:value-type="float">
            <text:p>1</text:p>
          </table:table-cell>
          <table:table-cell table:style-name="Default" office:value-type="float" office:value="0.000004" calcext:value-type="float">
            <text:p>4E-06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7"/>
          <table:table-cell office:value-type="string" calcext:value-type="string">
            <text:p>sum/max</text:p>
          </table:table-cell>
          <table:table-cell table:formula="of:=SUM([.N4:.N107])" office:value-type="float" office:value="30556074" calcext:value-type="float">
            <text:p>30,556,074</text:p>
          </table:table-cell>
          <table:table-cell table:formula="of:=SUM([.O4:.O107])" office:value-type="float" office:value="105432283" calcext:value-type="float">
            <text:p>105,432,283</text:p>
          </table:table-cell>
          <table:table-cell table:formula="of:=SUM([.P4:.P107])" office:value-type="float" office:value="135988357" calcext:value-type="float">
            <text:p>135,988,357</text:p>
          </table:table-cell>
          <table:table-cell table:formula="of:=MAX([.Q4:.Q107])" office:value-type="float" office:value="27.763482" calcext:value-type="float">
            <text:p>27.763482</text:p>
          </table:table-cell>
          <table:table-cell table:number-columns-repeated="6"/>
        </table:table-row>
        <table:table-row table:style-name="ro1" table:number-rows-repeated="15">
          <table:table-cell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0121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7:16:35.456511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07:49.405336715</meta:creation-date>
    <dc:date>2020-05-21T17:41:27.339353154</dc:date>
    <meta:editing-duration>PT2H38M22S</meta:editing-duration>
    <meta:editing-cycles>30</meta:editing-cycles>
    <meta:generator>LibreOffice/6.0.7.3$Linux_X86_64 LibreOffice_project/00m0$Build-3</meta:generator>
    <meta:document-statistic meta:table-count="1" meta:cell-count="1475" meta:object-count="0"/>
  </office:meta>
</office:document-meta>
</file>